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officeooo:rsid="0042eedd" officeooo:paragraph-rsid="0042eedd"/>
    </style:style>
    <style:style style:name="P2" style:family="paragraph" style:parent-style-name="Standard">
      <style:paragraph-properties>
        <style:tab-stops>
          <style:tab-stop style:position="0in"/>
        </style:tab-stops>
      </style:paragraph-properties>
      <style:text-properties style:font-name="Ubuntu" officeooo:rsid="0042eedd" officeooo:paragraph-rsid="0042eedd"/>
    </style:style>
    <style:style style:name="P3" style:family="paragraph" style:parent-style-name="Standard">
      <style:paragraph-properties>
        <style:tab-stops/>
      </style:paragraph-properties>
      <style:text-properties style:font-name="Ubuntu" officeooo:rsid="0042eedd" officeooo:paragraph-rsid="0042eedd"/>
    </style:style>
    <style:style style:name="P4" style:family="paragraph" style:parent-style-name="Standard">
      <style:text-properties style:font-name="Ubuntu" officeooo:rsid="01656f1a" officeooo:paragraph-rsid="01656f1a"/>
    </style:style>
    <style:style style:name="P5" style:family="paragraph" style:parent-style-name="Standard">
      <style:paragraph-properties>
        <style:tab-stops>
          <style:tab-stop style:position="0in"/>
        </style:tab-stops>
      </style:paragraph-properties>
      <style:text-properties style:font-name="Ubuntu" officeooo:rsid="01656f1a" officeooo:paragraph-rsid="01656f1a"/>
    </style:style>
    <style:style style:name="P6" style:family="paragraph" style:parent-style-name="Standard">
      <style:text-properties style:font-name="Ubuntu" officeooo:rsid="01656f1a" officeooo:paragraph-rsid="01c2b5f3"/>
    </style:style>
    <style:style style:name="P7" style:family="paragraph" style:parent-style-name="Standard">
      <style:text-properties officeooo:rsid="0042eedd" officeooo:paragraph-rsid="0042eedd"/>
    </style:style>
    <style:style style:name="P8" style:family="paragraph" style:parent-style-name="Standard">
      <style:text-properties officeooo:rsid="0042eedd" officeooo:paragraph-rsid="016f7426"/>
    </style:style>
    <style:style style:name="P9" style:family="paragraph" style:parent-style-name="Standard">
      <style:text-properties officeooo:rsid="01656f1a" officeooo:paragraph-rsid="01656f1a"/>
    </style:style>
    <style:style style:name="P10" style:family="paragraph" style:parent-style-name="Standard" style:list-style-name="L1">
      <style:text-properties officeooo:rsid="0042eedd" officeooo:paragraph-rsid="0042eedd"/>
    </style:style>
    <style:style style:name="P11" style:family="paragraph" style:parent-style-name="Standard" style:list-style-name="L2">
      <style:text-properties officeooo:rsid="0042eedd" officeooo:paragraph-rsid="0042eedd"/>
    </style:style>
    <style:style style:name="P12" style:family="paragraph" style:parent-style-name="Standard" style:list-style-name="L3">
      <style:text-properties officeooo:rsid="0042eedd" officeooo:paragraph-rsid="0042eedd"/>
    </style:style>
    <style:style style:name="P13" style:family="paragraph" style:parent-style-name="Standard" style:list-style-name="L4">
      <style:text-properties officeooo:rsid="0042eedd" officeooo:paragraph-rsid="0042eedd"/>
    </style:style>
    <style:style style:name="P14" style:family="paragraph" style:parent-style-name="Standard" style:list-style-name="L5">
      <style:text-properties officeooo:rsid="0042eedd" officeooo:paragraph-rsid="016f7426"/>
    </style:style>
    <style:style style:name="P15" style:family="paragraph" style:parent-style-name="Standard" style:list-style-name="L6">
      <style:text-properties officeooo:rsid="0042eedd" officeooo:paragraph-rsid="0042eedd"/>
    </style:style>
    <style:style style:name="P16" style:family="paragraph" style:parent-style-name="Standard" style:list-style-name="L7">
      <style:text-properties officeooo:rsid="0042eedd" officeooo:paragraph-rsid="0042eedd"/>
    </style:style>
    <style:style style:name="P17" style:family="paragraph" style:parent-style-name="Standard" style:list-style-name="L8">
      <style:text-properties officeooo:rsid="0042eedd" officeooo:paragraph-rsid="0042eedd"/>
    </style:style>
    <style:style style:name="P18" style:family="paragraph" style:parent-style-name="Standard" style:list-style-name="L9">
      <style:text-properties officeooo:rsid="0042eedd" officeooo:paragraph-rsid="0042eedd"/>
    </style:style>
    <style:style style:name="P19" style:family="paragraph" style:parent-style-name="Standard">
      <style:text-properties officeooo:rsid="0042eedd" officeooo:paragraph-rsid="0042eedd"/>
    </style:style>
    <style:style style:name="P20" style:family="paragraph" style:parent-style-name="Standard">
      <style:text-properties style:font-name="Ubuntu" officeooo:rsid="0042eedd" officeooo:paragraph-rsid="0042eedd"/>
    </style:style>
    <style:style style:name="P21" style:family="paragraph" style:parent-style-name="Heading_20_3">
      <style:text-properties officeooo:rsid="01d334d0" officeooo:paragraph-rsid="01d334d0"/>
    </style:style>
    <style:style style:name="T1" style:family="text">
      <style:text-properties officeooo:rsid="01c1a5fb"/>
    </style:style>
    <style:style style:name="T2" style:family="text">
      <style:text-properties officeooo:rsid="01c2b5f3"/>
    </style:style>
    <style:style style:name="T3" style:family="text">
      <style:text-properties officeooo:rsid="01cf8bb5"/>
    </style:style>
    <style:style style:name="T4" style:family="text">
      <style:text-properties officeooo:rsid="01d39a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4. </text:span>Порядок выполнения кода в программе. Циклы, ветвления в C++</text:h>
      <text:p text:style-name="P7"/>
      <text:h text:style-name="Heading_20_2" text:outline-level="2">Операторы условного ветвления if/else</text:h>
      <text:p text:style-name="P7"/>
      <text:h text:style-name="Heading_20_3" text:outline-level="3">Условные ветвления if/else</text:h>
      <text:p text:style-name="P7"/>
      <text:p text:style-name="P7">Самыми простыми условными ветвлениями в языке С++ являются стейтменты if/else. Они выглядят следующим образом:</text:p>
      <text:p text:style-name="P7"/>
      <text:p text:style-name="P1">if (выражение)</text:p>
      <text:p text:style-name="P1"><text:s text:c="4"/>стейтмент1</text:p>
      <text:p text:style-name="P1"/>
      <text:p text:style-name="P1">Либо так:</text:p>
      <text:p text:style-name="P1"/>
      <text:p text:style-name="P1">if (выражение)</text:p>
      <text:p text:style-name="P1"><text:s text:c="4"/>стейтмент1</text:p>
      <text:p text:style-name="P1">else</text:p>
      <text:p text:style-name="P1"><text:s text:c="4"/>стейтмент2</text:p>
      <text:p text:style-name="P7"/>
      <text:p text:style-name="P7">выражение называется условием (или «условным выражением»). Если результатом выражения является true (любое ненулевое значение), то выполняться будет стейтмент1. Если же результатом выражения является false (0), то выполняться будет стейтмент2. Например:</text:p>
      <text:p text:style-name="P7"/>
      <text:p text:style-name="P1">#include &lt;iostream&gt;</text:p>
      <text:p text:style-name="P1"><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text:p>
      <text:p text:style-name="P1"><text:s text:c="8"/>std::cout &lt;&lt; a &lt;&lt; " is greater than 15\n";</text:p>
      <text:p text:style-name="P1"><text:s text:c="4"/>else</text:p>
      <text:p text:style-name="P1"><text:s text:c="8"/>std::cout &lt;&lt; a &lt;&lt; " is not greater than 15\n";</text:p>
      <text:p text:style-name="P1"><text:s/></text:p>
      <text:p text:style-name="P1"><text:s text:c="4"/>return 0;</text:p>
      <text:p text:style-name="P1">}</text:p>
      <text:p text:style-name="P7"/>
      <text:p text:style-name="P1">Использование нескольких операций в ветвлениях if/else</text:p>
      <text:p text:style-name="P7"/>
      <text:p text:style-name="P7">Оператор if выполняет только одну операцию, если выражение является true, и также только одну операцию else, если выражение — false. Чтобы выполнить несколько операций подряд, используйте блок стейтментов:</text:p>
      <text:p text:style-name="P7"/>
      <text:p text:style-name="P1">#include &lt;iostream&gt;</text:p>
      <text:p text:style-name="P1"><text:soft-page-break/><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text:p>
      <text:p text:style-name="P1"><text:s text:c="8"/>{</text:p>
      <text:p text:style-name="P1"><text:s text:c="8"/>// Обе операции будут выполнены, если a &gt; 15</text:p>
      <text:p text:style-name="P1"><text:s text:c="8"/>std::cout &lt;&lt; "You entered " &lt;&lt; a &lt;&lt; "\n";</text:p>
      <text:p text:style-name="P1"><text:s text:c="8"/>std::cout &lt;&lt; a &lt;&lt; " is greater than 15\n";</text:p>
      <text:p text:style-name="P1"><text:s text:c="8"/>}</text:p>
      <text:p text:style-name="P1"><text:s text:c="4"/>else</text:p>
      <text:p text:style-name="P1"><text:s text:c="8"/>{</text:p>
      <text:p text:style-name="P1"><text:s text:c="8"/>// Обе операции будут выполнены, если a &lt;= 15</text:p>
      <text:p text:style-name="P1"><text:s text:c="8"/>std::cout &lt;&lt; "You entered " &lt;&lt; a &lt;&lt; "\n";</text:p>
      <text:p text:style-name="P1"><text:s text:c="8"/>std::cout &lt;&lt; a &lt;&lt; " is not greater than 15\n";</text:p>
      <text:p text:style-name="P1"><text:s text:c="8"/>}</text:p>
      <text:p text:style-name="P1"><text:s/></text:p>
      <text:p text:style-name="P1"><text:s text:c="4"/>return 0;</text:p>
      <text:p text:style-name="P1">}</text:p>
      <text:p text:style-name="P7"/>
      <text:h text:style-name="Heading_20_3" text:outline-level="3">Неявное указание блоков</text:h>
      <text:p text:style-name="P7"/>
      <text:p text:style-name="P7">Если программист не указал скобки для блока стейтментов if или else, то компилятор неявно сделает это за него. Таким образом, следующее:</text:p>
      <text:p text:style-name="P7"/>
      <text:p text:style-name="P1">if (выражение)</text:p>
      <text:p text:style-name="P1"><text:s text:c="4"/>стейтмент1</text:p>
      <text:p text:style-name="P1">else</text:p>
      <text:p text:style-name="P1"><text:s text:c="4"/>стейтмент2</text:p>
      <text:p text:style-name="P7"/>
      <text:p text:style-name="P7">Будет выполняться как:</text:p>
      <text:p text:style-name="P7"/>
      <text:p text:style-name="P1">if (выражение)</text:p>
      <text:p text:style-name="P1">{</text:p>
      <text:p text:style-name="P1"><text:s text:c="4"/>стейтмент1</text:p>
      <text:p text:style-name="P1">}</text:p>
      <text:p text:style-name="P1">else</text:p>
      <text:p text:style-name="P1">{</text:p>
      <text:p text:style-name="P1"><text:s text:c="4"/>стейтмент2</text:p>
      <text:p text:style-name="P1">}</text:p>
      <text:p text:style-name="P7"/>
      <text:p text:style-name="P7">По сути, это не имеет значения. Однако начинающие программисты иногда пытаются сделать что-то вроде следующего:</text:p>
      <text:p text:style-name="P7"/>
      <text:p text:style-name="P1">#include &lt;iostream&gt;</text:p>
      <text:p text:style-name="P1"><text:s/></text:p>
      <text:p text:style-name="P1">int main()</text:p>
      <text:p text:style-name="P1">{</text:p>
      <text:p text:style-name="P1"><text:soft-page-break/><text:s text:c="4"/>if (1)</text:p>
      <text:p text:style-name="P1"><text:s text:c="8"/>int a = 4;</text:p>
      <text:p text:style-name="P1"><text:s text:c="4"/>else</text:p>
      <text:p text:style-name="P1"><text:s text:c="8"/>int a = 5;</text:p>
      <text:p text:style-name="P1"><text:s/></text:p>
      <text:p text:style-name="P1"><text:s text:c="4"/>std::cout &lt;&lt; a;</text:p>
      <text:p text:style-name="P1"><text:s/></text:p>
      <text:p text:style-name="P1"><text:s text:c="4"/>return 0;</text:p>
      <text:p text:style-name="P1">}</text:p>
      <text:p text:style-name="P7"/>
      <text:p text:style-name="P7">Программа не скомпилируется, и в итоге мы получим ошибку, что идентификатор a не определен. А произойдет это из-за того, что программа будет выполняться следующим образом:</text:p>
      <text:p text:style-name="P7"/>
      <text:p text:style-name="P1">#include &lt;iostream&gt;</text:p>
      <text:p text:style-name="P1"><text:s/></text:p>
      <text:p text:style-name="P1">int main()</text:p>
      <text:p text:style-name="P1">{</text:p>
      <text:p text:style-name="P1"><text:s text:c="4"/>if (1)</text:p>
      <text:p text:style-name="P1"><text:s text:c="4"/>{</text:p>
      <text:p text:style-name="P1"><text:s text:c="8"/>int a = 4;</text:p>
      <text:p text:style-name="P1"><text:s text:c="4"/>} // переменная a уничтожается здесь</text:p>
      <text:p text:style-name="P1"><text:s text:c="4"/>else</text:p>
      <text:p text:style-name="P1"><text:s text:c="4"/>{</text:p>
      <text:p text:style-name="P1"><text:s text:c="8"/>int a = 5;</text:p>
      <text:p text:style-name="P1"><text:s text:c="4"/>} // переменная a уничтожается здесь</text:p>
      <text:p text:style-name="P1"><text:s/></text:p>
      <text:p text:style-name="P1"><text:s text:c="4"/>std::cout &lt;&lt; a; // переменная a здесь не определена</text:p>
      <text:p text:style-name="P1"><text:s/></text:p>
      <text:p text:style-name="P1"><text:s text:c="4"/>return 0;</text:p>
      <text:p text:style-name="P1">}</text:p>
      <text:p text:style-name="P7"/>
      <text:p text:style-name="P7">В этом контексте становится понятным, что переменная a имеет локальную область видимости и уничтожается в конце блока, в котором выполняется её инициализация. И, когда мы дойдем до строчки с std::cout, переменная a уже перестанет существовать.</text:p>
      <text:p text:style-name="P7"/>
      <text:h text:style-name="Heading_20_3" text:outline-level="3">Связывание стейтментов if</text:h>
      <text:p text:style-name="P7"/>
      <text:p text:style-name="P7">Стейтменты if/else можно использовать в связке:</text:p>
      <text:p text:style-name="P7"/>
      <text:p text:style-name="P1">#include &lt;iostream&gt;</text:p>
      <text:p text:style-name="P1"><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text:p>
      <text:p text:style-name="P1"><text:s text:c="8"/>std::cout &lt;&lt; a &lt;&lt; " is greater than 15\n";</text:p>
      <text:p text:style-name="P1"><text:s text:c="4"/>else if (a &lt; 15) </text:p>
      <text:p text:style-name="P1"><text:soft-page-break/><text:s text:c="8"/>std::cout &lt;&lt; a &lt;&lt; " is less than 15\n";</text:p>
      <text:p text:style-name="P1"><text:s text:c="4"/>else</text:p>
      <text:p text:style-name="P1"><text:s text:c="8"/>std::cout &lt;&lt; a &lt;&lt; " is exactly 15\n";</text:p>
      <text:p text:style-name="P1"><text:s/></text:p>
      <text:p text:style-name="P1"><text:s text:c="4"/>return 0;</text:p>
      <text:p text:style-name="P1">}</text:p>
      <text:p text:style-name="P7"/>
      <text:h text:style-name="Heading_20_3" text:outline-level="3">Вложенные ветвления if/else</text:h>
      <text:p text:style-name="P7"/>
      <text:p text:style-name="P7">Одни стейтменты if могут быть вложены в другие стейтменты if:</text:p>
      <text:p text:style-name="P7"/>
      <text:p text:style-name="P1">#include &lt;iostream&gt;</text:p>
      <text:p text:style-name="P1"><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 // внешний оператор if </text:p>
      <text:p text:style-name="P1"><text:s text:c="8"/>// Это плохой способ написания вложенных стейтментов if</text:p>
      <text:p text:style-name="P1"><text:s text:c="8"/>if (a &lt; 25) // внутренний оператор if </text:p>
      <text:p text:style-name="P1"><text:s text:c="12"/>std::cout &lt;&lt; a &lt;&lt; " is between 15 and 25\n";</text:p>
      <text:p text:style-name="P1"><text:s/></text:p>
      <text:p text:style-name="P1"><text:s text:c="8"/>// К какому if относится следующий else?</text:p>
      <text:p text:style-name="P1"><text:s text:c="8"/>else</text:p>
      <text:p text:style-name="P1"><text:s text:c="12"/>std::cout &lt;&lt; a &lt;&lt; " is greater than or equal to 25\n";</text:p>
      <text:p text:style-name="P1"><text:s/></text:p>
      <text:p text:style-name="P1"><text:s text:c="4"/>return 0;</text:p>
      <text:p text:style-name="P1">}</text:p>
      <text:p text:style-name="P7"/>
      <text:p text:style-name="P7">Обратите внимание, в программе, приведенной выше, мы можем наблюдать потенциальную ошибку двусмысленности оператора else. К какому if относится оператор else: к внешнему или к внутреннему?</text:p>
      <text:p text:style-name="P7">Дело в том, что оператор else всегда относится к последнему незакрытому оператору if в блоке, в котором находится сам else. Т.е. в программе, приведенной выше, else относится к внутреннему if.</text:p>
      <text:p text:style-name="P7">Чтобы избежать таких вот неоднозначностей при вложенности операторов условного ветвления, рекомендуется использовать блоки стейтментов (указывать скобки). Например, вот та же программа, приведенная выше, но уже без двусмысленности:</text:p>
      <text:p text:style-name="P7"/>
      <text:p text:style-name="P1">#include &lt;iostream&gt;</text:p>
      <text:p text:style-name="P1"><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text:p>
      <text:p text:style-name="P1"><text:s text:c="4"/>{</text:p>
      <text:p text:style-name="P1"><text:soft-page-break/><text:s text:c="8"/>if (a &lt; 25)</text:p>
      <text:p text:style-name="P1"><text:s text:c="12"/>std::cout &lt;&lt; a &lt;&lt; " is between 15 and 25\n";</text:p>
      <text:p text:style-name="P1"><text:s text:c="8"/>else // относится к внутреннему оператору if </text:p>
      <text:p text:style-name="P1"><text:s text:c="12"/>std::cout &lt;&lt; a &lt;&lt; " is greater than or equal to 25\n";</text:p>
      <text:p text:style-name="P1"><text:s text:c="4"/>}</text:p>
      <text:p text:style-name="P1"><text:s/></text:p>
      <text:p text:style-name="P1"><text:s text:c="4"/>return 0;</text:p>
      <text:p text:style-name="P1">}</text:p>
      <text:p text:style-name="P7"/>
      <text:p text:style-name="P7">Теперь понятно, что оператор else относится к внутреннему оператору if. Использование скобок также позволяет явно указать привязку else к внешнему стейтменту if:</text:p>
      <text:p text:style-name="P7"/>
      <text:p text:style-name="P1">#include &lt;iostream&gt;</text:p>
      <text:p text:style-name="P1"><text:s/></text:p>
      <text:p text:style-name="P1">int main()</text:p>
      <text:p text:style-name="P1">{</text:p>
      <text:p text:style-name="P1"><text:s text:c="4"/>std::cout &lt;&lt; "Enter a number: ";</text:p>
      <text:p text:style-name="P1"><text:s text:c="4"/>int a;</text:p>
      <text:p text:style-name="P1"><text:s text:c="4"/>std::cin &gt;&gt; a;</text:p>
      <text:p text:style-name="P1"><text:s/></text:p>
      <text:p text:style-name="P1"><text:s text:c="4"/>if (a &gt; 15)</text:p>
      <text:p text:style-name="P1"><text:s text:c="4"/>{</text:p>
      <text:p text:style-name="P1"><text:s text:c="8"/>if (a &lt; 25)</text:p>
      <text:p text:style-name="P1"><text:s text:c="12"/>std::cout &lt;&lt; a &lt;&lt; " is between 15 and 25\n";</text:p>
      <text:p text:style-name="P1"><text:s text:c="4"/>}</text:p>
      <text:p text:style-name="P1"><text:s text:c="4"/>else // относится к внешнему оператору if</text:p>
      <text:p text:style-name="P1"><text:s text:c="8"/>std::cout &lt;&lt; a &lt;&lt; " is less than 15\n";</text:p>
      <text:p text:style-name="P1"><text:s/></text:p>
      <text:p text:style-name="P1"><text:s text:c="4"/>return 0;</text:p>
      <text:p text:style-name="P1">}</text:p>
      <text:p text:style-name="P7"/>
      <text:p text:style-name="P7">Используя блоки стейтментов, мы уточняем, к какому if следует прикреплять определенный else. Без блоков оператор else будет прикрепляться к ближайшему незакрытому оператору if.</text:p>
      <text:p text:style-name="P7"/>
      <text:h text:style-name="Heading_20_3" text:outline-level="3">Использование логических операторов в ветвлениях if/else</text:h>
      <text:p text:style-name="P7"/>
      <text:p text:style-name="P7">Также вы можете проверить сразу несколько условий в ветвлениях if/else, используя логические операторы:</text:p>
      <text:p text:style-name="P7"/>
      <text:p text:style-name="P1">#include &lt;iostream&gt;</text:p>
      <text:p text:style-name="P1"><text:s/></text:p>
      <text:p text:style-name="P1">int main()</text:p>
      <text:p text:style-name="P1">{</text:p>
      <text:p text:style-name="P1"><text:s text:c="4"/>std::cout &lt;&lt; "Enter an integer: ";</text:p>
      <text:p text:style-name="P1"><text:s text:c="4"/>int a;</text:p>
      <text:p text:style-name="P1"><text:s text:c="4"/>std::cin &gt;&gt; a;</text:p>
      <text:p text:style-name="P1"><text:s/></text:p>
      <text:p text:style-name="P1"><text:s text:c="4"/>std::cout &lt;&lt; "Enter another integer: ";</text:p>
      <text:p text:style-name="P1"><text:s text:c="4"/>int b;</text:p>
      <text:p text:style-name="P1"><text:s text:c="4"/>std::cin &gt;&gt; b;</text:p>
      <text:p text:style-name="P1"><text:s/></text:p>
      <text:p text:style-name="P1"><text:soft-page-break/><text:s text:c="4"/>if (a &gt; 0 &amp;&amp; b &gt; 0) // &amp;&amp; - это логическое И. Проверяем, являются ли оба условия истинными</text:p>
      <text:p text:style-name="P1"><text:s text:c="8"/>std::cout &lt;&lt; "Both numbers are positive\n";</text:p>
      <text:p text:style-name="P1"><text:s text:c="4"/>else if (a &gt; 0 || b &gt; 0) // || - это логическое ИЛИ. Проверяем, является ли истинным хоть одно из условий</text:p>
      <text:p text:style-name="P1"><text:s text:c="8"/>std::cout &lt;&lt; "One of the numbers is positive\n";</text:p>
      <text:p text:style-name="P1"><text:s text:c="4"/>else</text:p>
      <text:p text:style-name="P1"><text:s text:c="8"/>std::cout &lt;&lt; "Neither number is positive\n";</text:p>
      <text:p text:style-name="P1"><text:s/></text:p>
      <text:p text:style-name="P1"><text:s text:c="4"/>return 0;</text:p>
      <text:p text:style-name="P1">}</text:p>
      <text:p text:style-name="P7"/>
      <text:h text:style-name="Heading_20_3" text:outline-level="3">Основные использования ветвлений if/else</text:h>
      <text:p text:style-name="P7"/>
      <text:p text:style-name="P7">Ветвления if/else активно используются для проверки ошибок. Например, чтобы вычислить квадратный корень значения, параметр, который передается в функцию для вычисления, — обязательно должен быть положительным:</text:p>
      <text:p text:style-name="P7"/>
      <text:p text:style-name="P1">#include &lt;iostream&gt;</text:p>
      <text:p text:style-name="P1">#include &lt;cmath&gt; // для функции sqrt()</text:p>
      <text:p text:style-name="P1"><text:s/></text:p>
      <text:p text:style-name="P1">void printSqrt(double value)</text:p>
      <text:p text:style-name="P1">{</text:p>
      <text:p text:style-name="P1"><text:s text:c="4"/>if (value &gt;= 0.0)</text:p>
      <text:p text:style-name="P1"><text:s text:c="8"/>std::cout &lt;&lt; "The square root of " &lt;&lt; value &lt;&lt; " is " &lt;&lt; sqrt(value) &lt;&lt; "\n";</text:p>
      <text:p text:style-name="P1"><text:s text:c="4"/>else</text:p>
      <text:p text:style-name="P1"><text:s text:c="8"/>std::cout &lt;&lt; "Error: " &lt;&lt; value &lt;&lt; " is negative\n";</text:p>
      <text:p text:style-name="P1">}</text:p>
      <text:p text:style-name="P7"/>
      <text:p text:style-name="P7">Также операторы if используют для ранних возвратов — когда функция возвращает управление обратно в caller еще до завершения выполнения самой функции. В программе, приведенной ниже, если значением параметра является отрицательное число, то функция сразу же возвращает в caller символьную константу или перечислитель в качестве кода ошибки:</text:p>
      <text:p text:style-name="P7"/>
      <text:p text:style-name="P1">#include &lt;iostream&gt;</text:p>
      <text:p text:style-name="P1"><text:s/></text:p>
      <text:p text:style-name="P1">enum class ErrorCode</text:p>
      <text:p text:style-name="P1">{</text:p>
      <text:p text:style-name="P1"><text:s text:c="4"/>ERROR_SUCCESS = 0,</text:p>
      <text:p text:style-name="P1"><text:s text:c="4"/>ERROR_NEGATIVE_NUMBER = -1</text:p>
      <text:p text:style-name="P1">};</text:p>
      <text:p text:style-name="P1"><text:s/></text:p>
      <text:p text:style-name="P1">ErrorCode doSomething(int value)</text:p>
      <text:p text:style-name="P1">{</text:p>
      <text:p text:style-name="P1"><text:s text:c="4"/>// Если параметром value является отрицательное число,</text:p>
      <text:p text:style-name="P1"><text:s text:c="4"/>if (value &lt; 0)</text:p>
      <text:p text:style-name="P1"><text:s text:c="7"/>// то сразу же возвращаем код ошибки</text:p>
      <text:p text:style-name="P1"><text:s text:c="8"/>return ErrorCode::ERROR_NEGATIVE_NUMBER;</text:p>
      <text:p text:style-name="P1"><text:s/></text:p>
      <text:p text:style-name="P1"><text:s text:c="4"/>// Что-нибудь делаем</text:p>
      <text:p text:style-name="P1"><text:soft-page-break/><text:s/></text:p>
      <text:p text:style-name="P1"><text:s text:c="4"/>return ErrorCode::ERROR_SUCCESS;</text:p>
      <text:p text:style-name="P1">}</text:p>
      <text:p text:style-name="P1"><text:s/></text:p>
      <text:p text:style-name="P1">int main()</text:p>
      <text:p text:style-name="P1">{</text:p>
      <text:p text:style-name="P1"><text:s text:c="4"/>std::cout &lt;&lt; "Enter a positive number: ";</text:p>
      <text:p text:style-name="P1"><text:s text:c="4"/>int a;</text:p>
      <text:p text:style-name="P1"><text:s text:c="4"/>std::cin &gt;&gt; a;</text:p>
      <text:p text:style-name="P1"><text:s/></text:p>
      <text:p text:style-name="P1"><text:s text:c="4"/>if (doSomething(a) == ErrorCode::ERROR_NEGATIVE_NUMBER)</text:p>
      <text:p text:style-name="P1"><text:s text:c="4"/>{</text:p>
      <text:p text:style-name="P1"><text:s text:c="8"/>std::cout &lt;&lt; "You entered a negative number!\n";</text:p>
      <text:p text:style-name="P1"><text:s text:c="4"/>}</text:p>
      <text:p text:style-name="P1"><text:s text:c="4"/>else</text:p>
      <text:p text:style-name="P1"><text:s text:c="4"/>{</text:p>
      <text:p text:style-name="P1"><text:s text:c="8"/>std::cout &lt;&lt; "It worked!\n";</text:p>
      <text:p text:style-name="P1"><text:s text:c="4"/>}</text:p>
      <text:p text:style-name="P1"><text:s/></text:p>
      <text:p text:style-name="P1"><text:s text:c="4"/>return 0;</text:p>
      <text:p text:style-name="P1">}</text:p>
      <text:p text:style-name="P7"/>
      <text:p text:style-name="P7">Ветвления if/else также обычно используют для выполнения простых математических операций. Например, рассмотрим функцию min(), которая возвращает минимальное из 2-х чисел:</text:p>
      <text:p text:style-name="P7"/>
      <text:p text:style-name="P1">int min(int a, int b)</text:p>
      <text:p text:style-name="P1">{</text:p>
      <text:p text:style-name="P1"><text:s text:c="4"/>if (a &gt; b)</text:p>
      <text:p text:style-name="P1"><text:s text:c="8"/>return b;</text:p>
      <text:p text:style-name="P1"><text:s text:c="4"/>else</text:p>
      <text:p text:style-name="P1"><text:s text:c="8"/>return a;</text:p>
      <text:p text:style-name="P1">}</text:p>
      <text:p text:style-name="P7"/>
      <text:p text:style-name="P7">Эта функция настолько проста, что её можно записать с помощью условного тернарного оператора:</text:p>
      <text:p text:style-name="P7"/>
      <text:p text:style-name="P1">int min(int a, int b)</text:p>
      <text:p text:style-name="P1">{</text:p>
      <text:p text:style-name="P1"><text:s text:c="4"/>return (a &gt; b) ? b : a;</text:p>
      <text:p text:style-name="P1">}</text:p>
      <text:p text:style-name="P7"/>
      <text:h text:style-name="Heading_20_3" text:outline-level="3">Нулевые стейтменты</text:h>
      <text:p text:style-name="P7"/>
      <text:p text:style-name="P7">Также в C++ можно не указывать основную часть оператора if. Такие стейтменты называются нулевыми стейтментами (или «null-стейтментами»). Объявить их можно, используя точку с запятой вместо выполняемой операции. В целях улучшения читабельности кода, точка с запятой нулевого стейтмента обычно пишется с новой строки. Таким образом, мы явно указываем, что хотим использовать null-стейтмент, уменьшая вероятность не заметить его использования:</text:p>
      <text:p text:style-name="P7"/>
      <text:p text:style-name="P1"><text:soft-page-break/>if (a &gt; 15)</text:p>
      <text:p text:style-name="P1"><text:s text:c="4"/>; // это нулевой стейтмент</text:p>
      <text:p text:style-name="P7"/>
      <text:p text:style-name="P7">Хотя нулевые стейтменты редко используются в сочетании с оператором if, но, из-за неосторожности, это может привести к проблемам. Рассмотрим следующий фрагмент кода:</text:p>
      <text:p text:style-name="P7"/>
      <text:p text:style-name="P1">if (a == 0);</text:p>
      <text:p text:style-name="P1"><text:s text:c="4"/>a = 1;</text:p>
      <text:p text:style-name="P7"/>
      <text:p text:style-name="P7">В вышеприведенном примере мы случайно указали точку с запятой в конце оператора if. Эта неосмотрительность приведет к тому, что код будет выполняться следующим образом:</text:p>
      <text:p text:style-name="P7"/>
      <text:p text:style-name="P1">if (a == 0)</text:p>
      <text:p text:style-name="P1"><text:s text:c="4"/>; // точка с запятой указывает, что это нулевой стейтмент</text:p>
      <text:p text:style-name="P1">a = 1; // и эта строка выполнится в любом случае!</text:p>
      <text:p text:style-name="P7"/>
      <text:p text:style-name="P7">Предупреждение: Всегда проверяйте, не «закрыли» ли вы случайно оператор if точкой с запятой.</text:p>
      <text:p text:style-name="P7"/>
      <text:h text:style-name="Heading_20_2" text:outline-level="2">Оператор switch</text:h>
      <text:p text:style-name="P7"/>
      <text:h text:style-name="Heading_20_3" text:outline-level="3">Зачем использовать оператор switch?</text:h>
      <text:p text:style-name="P7"/>
      <text:p text:style-name="P7">Хоть мы и можем использовать сразу несколько операторов if/else вместе — читается и смотрится это не очень. Например:</text:p>
      <text:p text:style-name="P7"/>
      <text:p text:style-name="P1">#include &lt;iostream&gt;</text:p>
      <text:p text:style-name="P1"><text:s/></text:p>
      <text:p text:style-name="P1">enum Colors</text:p>
      <text:p text:style-name="P1">{</text:p>
      <text:p text:style-name="P1"><text:s text:c="4"/>COLOR_GRAY,</text:p>
      <text:p text:style-name="P1"><text:s text:c="4"/>COLOR_PINK,</text:p>
      <text:p text:style-name="P1"><text:s text:c="4"/>COLOR_BLUE,</text:p>
      <text:p text:style-name="P1"><text:s text:c="4"/>COLOR_PURPLE,</text:p>
      <text:p text:style-name="P1"><text:s text:c="4"/>COLOR_RED</text:p>
      <text:p text:style-name="P1">};</text:p>
      <text:p text:style-name="P1"><text:s/></text:p>
      <text:p text:style-name="P1">void printColor(Colors color)</text:p>
      <text:p text:style-name="P1">{</text:p>
      <text:p text:style-name="P1"><text:s text:c="4"/>if (color == COLOR_GRAY)</text:p>
      <text:p text:style-name="P1"><text:s text:c="8"/>std::cout &lt;&lt; "Gray";</text:p>
      <text:p text:style-name="P1"><text:s text:c="4"/>else if (color == COLOR_PINK)</text:p>
      <text:p text:style-name="P1"><text:s text:c="8"/>std::cout &lt;&lt; "Pink";</text:p>
      <text:p text:style-name="P1"><text:s text:c="4"/>else if (color == COLOR_BLUE)</text:p>
      <text:p text:style-name="P1"><text:s text:c="8"/>std::cout &lt;&lt; "Blue";</text:p>
      <text:p text:style-name="P1"><text:s text:c="4"/>else if (color == COLOR_PURPLE)</text:p>
      <text:p text:style-name="P1"><text:s text:c="8"/>std::cout &lt;&lt; "Purple";</text:p>
      <text:p text:style-name="P1"><text:s text:c="4"/>else if (color == COLOR_RED)</text:p>
      <text:p text:style-name="P1"><text:s text:c="8"/>std::cout &lt;&lt; "Red";</text:p>
      <text:p text:style-name="P1"><text:s text:c="4"/>else</text:p>
      <text:p text:style-name="P1"><text:soft-page-break/><text:s text:c="8"/>std::cout &lt;&lt; "Unknown";</text:p>
      <text:p text:style-name="P1">}</text:p>
      <text:p text:style-name="P1"><text:s/></text:p>
      <text:p text:style-name="P1">int main()</text:p>
      <text:p text:style-name="P1">{</text:p>
      <text:p text:style-name="P1"><text:s text:c="4"/>printColor(COLOR_BLUE);</text:p>
      <text:p text:style-name="P1"><text:s/></text:p>
      <text:p text:style-name="P1"><text:s text:c="4"/>return 0;</text:p>
      <text:p text:style-name="P1">}</text:p>
      <text:p text:style-name="P7"/>
      <text:p text:style-name="P7">Использование ветвления if/else для проверки значения одной переменной — практика распространенная, но язык C++ предоставляет альтернативный и более эффективный условный оператор ветвления switch. Вот вышеприведенная программа, но уже с использованием оператора switch:</text:p>
      <text:p text:style-name="P7"/>
      <text:p text:style-name="P1">#include &lt;iostream&gt; </text:p>
      <text:p text:style-name="P1"><text:s/></text:p>
      <text:p text:style-name="P1">enum Colors {</text:p>
      <text:p text:style-name="P1"><text:tab/>COLOR_GRAY,</text:p>
      <text:p text:style-name="P1"><text:tab/>COLOR_PINK,</text:p>
      <text:p text:style-name="P1"><text:tab/>COLOR_BLUE,</text:p>
      <text:p text:style-name="P1"><text:tab/>COLOR_PURPLE,</text:p>
      <text:p text:style-name="P1"><text:tab/>COLOR_RED</text:p>
      <text:p text:style-name="P1">};</text:p>
      <text:p text:style-name="P1"><text:s/></text:p>
      <text:p text:style-name="P1">void printColor(Colors color)</text:p>
      <text:p text:style-name="P1">{</text:p>
      <text:p text:style-name="P1"><text:tab/>switch (color)</text:p>
      <text:p text:style-name="P1"><text:tab/>{</text:p>
      <text:p text:style-name="P1"><text:tab/>case COLOR_GRAY:</text:p>
      <text:p text:style-name="P1"><text:tab/><text:tab/>std::cout &lt;&lt; "Gray";</text:p>
      <text:p text:style-name="P1"><text:tab/><text:tab/>break;</text:p>
      <text:p text:style-name="P1"><text:tab/>case COLOR_PINK:</text:p>
      <text:p text:style-name="P1"><text:tab/><text:tab/>std::cout &lt;&lt; "Pink";</text:p>
      <text:p text:style-name="P1"><text:tab/><text:tab/>break;</text:p>
      <text:p text:style-name="P1"><text:tab/>case COLOR_BLUE:</text:p>
      <text:p text:style-name="P1"><text:tab/><text:tab/>std::cout &lt;&lt; "Blue";</text:p>
      <text:p text:style-name="P1"><text:tab/><text:tab/>break;</text:p>
      <text:p text:style-name="P1"><text:tab/>case COLOR_PURPLE:</text:p>
      <text:p text:style-name="P1"><text:tab/><text:tab/>std::cout &lt;&lt; "Purple";</text:p>
      <text:p text:style-name="P1"><text:tab/><text:tab/>break;</text:p>
      <text:p text:style-name="P1"><text:tab/>case COLOR_RED:</text:p>
      <text:p text:style-name="P1"><text:tab/><text:tab/>std::cout &lt;&lt; "Red";</text:p>
      <text:p text:style-name="P1"><text:tab/><text:tab/>break;</text:p>
      <text:p text:style-name="P1"><text:tab/>default:</text:p>
      <text:p text:style-name="P1"><text:tab/><text:tab/>std::cout &lt;&lt; "Unknown";</text:p>
      <text:p text:style-name="P1"><text:tab/><text:tab/>break;</text:p>
      <text:p text:style-name="P1"><text:tab/>}</text:p>
      <text:p text:style-name="P1">}</text:p>
      <text:p text:style-name="P1"><text:s/></text:p>
      <text:p text:style-name="P1">int main()</text:p>
      <text:p text:style-name="P1">{</text:p>
      <text:p text:style-name="P1"><text:soft-page-break/><text:tab/>printColor(COLOR_BLUE);</text:p>
      <text:p text:style-name="P1"><text:tab/>return 0;</text:p>
      <text:p text:style-name="P1">}</text:p>
      <text:p text:style-name="P7"/>
      <text:h text:style-name="Heading_20_3" text:outline-level="3">Оператор switch</text:h>
      <text:p text:style-name="P7"/>
      <text:p text:style-name="P7">Сначала пишем ключевое слово switch за которым следует выражение, с которым мы хотим работать. Обычно это выражение представляет собой только одну переменную, но это может быть и нечто более сложное, например, nX + 2 или nX − nY. Единственное ограничение к этому выражению — оно должно быть интегрального типа данных (т.е. типа char, short, int, long, long long или enum). Переменные типа с плавающей точкой или неинтегральные типы использоваться не могут.</text:p>
      <text:p text:style-name="P7">После выражения switch мы объявляем блок. Внутри блока мы используем лейблы (англ. «labels») для определения всех значений, которые мы хотим проверять на соответствие выражению. Существуют два типа лейблов.</text:p>
      <text:p text:style-name="P7"/>
      <text:h text:style-name="Heading_20_3" text:outline-level="3">Лейблы case</text:h>
      <text:p text:style-name="P7"/>
      <text:p text:style-name="P7">Первый вид лейбла — это case (или просто «кейс»), который объявляется с использованием ключевого слова case и имеет константное выражение. Константное выражение — это то, которое генерирует константное значение, другими словами: либо литерал (например, 5), либо перечисление (например, COLOR_RED), либо константу (например, переменную x, которая была объявлена с ключевым словом const).</text:p>
      <text:p text:style-name="P7">Константное выражение, находящееся после ключевого слова case, проверяется на равенство с выражением, находящимся возле ключевого слова switch. Если они совпадают, то тогда выполняется код под соответствующим кейсом.</text:p>
      <text:p text:style-name="P7">Стоит отметить, что все выражения case должны производить уникальные значения. То есть вы не сможете сделать следующее:</text:p>
      <text:p text:style-name="P7"/>
      <text:p text:style-name="P1">switch (z)</text:p>
      <text:p text:style-name="P1">{</text:p>
      <text:p text:style-name="P1"><text:s text:c="4"/>case 3:</text:p>
      <text:p text:style-name="P1"><text:s text:c="4"/>case 3: // нельзя, значение 3 уже используется!</text:p>
      <text:p text:style-name="P1"><text:s text:c="4"/>case COLOR_PURPLE: // нельзя, COLOR_PURPLE вычисляется как 3!</text:p>
      <text:p text:style-name="P1">};</text:p>
      <text:p text:style-name="P7"/>
      <text:p text:style-name="P7">Можно использовать сразу несколько кейсов для одного выражения. Следующая функция использует несколько кейсов для проверки, соответствует ли параметр p числу из ASCII-таблицы:</text:p>
      <text:p text:style-name="P7"/>
      <text:p text:style-name="P1">bool isDigit(char p)</text:p>
      <text:p text:style-name="P1">{</text:p>
      <text:p text:style-name="P1"><text:s text:c="4"/>switch (p)</text:p>
      <text:p text:style-name="P1"><text:s text:c="4"/>{</text:p>
      <text:p text:style-name="P1"><text:s text:c="8"/>case '0': // если p = 0</text:p>
      <text:p text:style-name="P1"><text:s text:c="8"/>case '1': // если p = 1</text:p>
      <text:p text:style-name="P1"><text:s text:c="8"/>case '2': // если p = 2</text:p>
      <text:p text:style-name="P1"><text:s text:c="8"/>case '3': // если p = 3</text:p>
      <text:p text:style-name="P1"><text:s text:c="8"/>case '4': // если p = 4</text:p>
      <text:p text:style-name="P1"><text:s text:c="8"/>case '5': // если p = 5</text:p>
      <text:p text:style-name="P1"><text:soft-page-break/><text:s text:c="8"/>case '6': // если p = 6</text:p>
      <text:p text:style-name="P1"><text:s text:c="8"/>case '7': // если p = 7</text:p>
      <text:p text:style-name="P1"><text:s text:c="8"/>case '8': // если p = 8</text:p>
      <text:p text:style-name="P1"><text:s text:c="8"/>case '9': // если p = 9</text:p>
      <text:p text:style-name="P1"><text:s text:c="12"/>return true; // возвращаем true</text:p>
      <text:p text:style-name="P1"><text:s text:c="8"/>default: // в противном случае, возвращаем false</text:p>
      <text:p text:style-name="P1"><text:s text:c="12"/>return false;</text:p>
      <text:p text:style-name="P1"><text:s text:c="4"/>}</text:p>
      <text:p text:style-name="P1">}</text:p>
      <text:p text:style-name="P7"/>
      <text:p text:style-name="P7">В случае, если p является числом из ASCII-таблицы, то выполнится первый стейтмент после кейса — return true;.</text:p>
      <text:p text:style-name="P7"/>
      <text:h text:style-name="Heading_20_3" text:outline-level="3">Лейбл по умолчанию</text:h>
      <text:p text:style-name="P7"/>
      <text:p text:style-name="P7">Второй тип лейбла — это лейбл по умолчанию (так называемый «default case»), который объявляется с использованием ключевого слова default. Код под этим лейблом выполняется, если ни один из кейсов не соответствует выражению switch. Лейбл по умолчанию является необязательным. В одном switch может быть только один default. Обычно его объявляют самым последним в блоке switch.</text:p>
      <text:p text:style-name="P7">В вышеприведенном примере, если p не является числом из ASCII-таблицы, то тогда выполняется лейбл по умолчанию и возвращается false.</text:p>
      <text:p text:style-name="P7"/>
      <text:h text:style-name="Heading_20_3" text:outline-level="3">switch и fall-through</text:h>
      <text:p text:style-name="P7"/>
      <text:p text:style-name="P7">Одна из самых каверзных вещей в switch — это последовательность выполнения кода. Когда кейс совпал (или выполняется default), то выполнение начинается с первого стейтмента, который находится после соответствующего кейса и продолжается до тех пор, пока не будет выполнено одно из следующих условий завершения:</text:p>
      <text:list xml:id="list538517448" text:style-name="L1">
        <text:list-item>
          <text:p text:style-name="P10">Достигнут конец блока switch.</text:p>
        </text:list-item>
        <text:list-item>
          <text:p text:style-name="P10">Выполняется оператор return.</text:p>
        </text:list-item>
        <text:list-item>
          <text:p text:style-name="P10">Выполняется оператор goto.</text:p>
        </text:list-item>
        <text:list-item>
          <text:p text:style-name="P10">Выполняется оператор break.</text:p>
        </text:list-item>
      </text:list>
      <text:p text:style-name="P7">Обратите внимание, если ни одного из этих условий завершения не будет, то выполняться будут все кейсы после того кейса, который совпал с выражением switch. Например:</text:p>
      <text:p text:style-name="P7"/>
      <text:p text:style-name="P1">switch (2)</text:p>
      <text:p text:style-name="P1">{</text:p>
      <text:p text:style-name="P1"><text:s text:c="3"/>case 1: // Не совпадает!</text:p>
      <text:p text:style-name="P1"><text:s text:c="7"/>std::cout &lt;&lt; 1 &lt;&lt; '\n'; // пропускается</text:p>
      <text:p text:style-name="P1"><text:s text:c="3"/>case 2: // Совпало!</text:p>
      <text:p text:style-name="P1"><text:s text:c="7"/>std::cout &lt;&lt; 2 &lt;&lt; '\n'; // выполнение кода начинается здесь</text:p>
      <text:p text:style-name="P1"><text:s text:c="3"/>case 3:</text:p>
      <text:p text:style-name="P1"><text:s text:c="7"/>std::cout &lt;&lt; 3 &lt;&lt; '\n'; // это также выполнится</text:p>
      <text:p text:style-name="P1"><text:s text:c="3"/>case 4:</text:p>
      <text:p text:style-name="P1"><text:s text:c="7"/>std::cout &lt;&lt; 4 &lt;&lt; '\n'; // и это</text:p>
      <text:p text:style-name="P1"><text:s text:c="3"/>default:</text:p>
      <text:p text:style-name="P1"><text:s text:c="7"/>std::cout &lt;&lt; 5 &lt;&lt; '\n'; // и это</text:p>
      <text:p text:style-name="P1">}</text:p>
      <text:p text:style-name="P7"/>
      <text:p text:style-name="P7"><text:soft-page-break/>Результат:</text:p>
      <text:p text:style-name="P1">2</text:p>
      <text:p text:style-name="P1">3</text:p>
      <text:p text:style-name="P1">4</text:p>
      <text:p text:style-name="P1">5</text:p>
      <text:p text:style-name="P7"/>
      <text:p text:style-name="P7">А это точно не то, что нам нужно! Когда выполнение переходит из одного кейса в следующий, то это называется fall-through. Программисты почти никогда не используют fall-through, поэтому в редких случаях, когда это все-таки используется — программист оставляет комментарий, в котором сообщает, что fall-through является преднамеренным.</text:p>
      <text:p text:style-name="P7"/>
      <text:h text:style-name="Heading_20_3" text:outline-level="3">switch и оператор break</text:h>
      <text:p text:style-name="P7"/>
      <text:p text:style-name="P7">Оператор break (объявленный с использованием ключевого слова break) сообщает компилятору, что мы уже сделали всё, что хотели с определенным switch-ом (или циклом while, do while или for) и больше не намерены с ним работать. Когда компилятор встречает оператор break, то выполнение кода переходит из switch на следующую строку после блока switch. Рассмотрим вышеприведенный пример, но уже с корректно вставленными операторами break:</text:p>
      <text:p text:style-name="P7"/>
      <text:p text:style-name="P1">switch (2)</text:p>
      <text:p text:style-name="P1">{</text:p>
      <text:p text:style-name="P1"><text:s text:c="3"/>case 1: // не совпадает - пропускается</text:p>
      <text:p text:style-name="P1"><text:s text:c="7"/>std::cout &lt;&lt; 1 &lt;&lt; '\n';</text:p>
      <text:p text:style-name="P1"><text:s text:c="7"/>break;</text:p>
      <text:p text:style-name="P1"><text:s text:c="3"/>case 2: // совпало! <text:s/>Выполнение начинается со следующего стейтмента</text:p>
      <text:p text:style-name="P1"><text:s text:c="7"/>std::cout &lt;&lt; 2 &lt;&lt; '\n'; // выполнение начинается здесь</text:p>
      <text:p text:style-name="P1"><text:s text:c="7"/>break; // оператор break завершает выполнение switch-а</text:p>
      <text:p text:style-name="P1"><text:s text:c="3"/>case 3:</text:p>
      <text:p text:style-name="P1"><text:s text:c="7"/>std::cout &lt;&lt; 3 &lt;&lt; '\n';</text:p>
      <text:p text:style-name="P1"><text:s text:c="7"/>break;</text:p>
      <text:p text:style-name="P1"><text:s text:c="3"/>case 4:</text:p>
      <text:p text:style-name="P1"><text:s text:c="7"/>std::cout &lt;&lt; 4 &lt;&lt; '\n';</text:p>
      <text:p text:style-name="P1"><text:s text:c="7"/>break;</text:p>
      <text:p text:style-name="P1"><text:s text:c="3"/>default:</text:p>
      <text:p text:style-name="P1"><text:s text:c="7"/>std::cout &lt;&lt; 5 &lt;&lt; '\n';</text:p>
      <text:p text:style-name="P1"><text:s text:c="7"/>break;</text:p>
      <text:p text:style-name="P1">}</text:p>
      <text:p text:style-name="P1">// Выполнение продолжается здесь</text:p>
      <text:p text:style-name="P7"/>
      <text:p text:style-name="P7">Поскольку второй кейс соответствует выражению switch, то выводится 2, и оператор break завершает выполение блока switch. Остальные кейсы пропускаются.</text:p>
      <text:p text:style-name="P7">Предупреждение: Не забывайте использовать оператор break в конце каждого кейса. Его отсутствие — одна из наиболее распространенных ошибок новичков!</text:p>
      <text:p text:style-name="P7"/>
      <text:h text:style-name="Heading_20_3" text:outline-level="3">Несколько стейтментов внутри блока switch</text:h>
      <text:p text:style-name="P7"/>
      <text:p text:style-name="P7">Еще одна странность в switch заключается в том, что вы можете использовать несколько стейтментов под каждым кейсом, не определяя новый блок:</text:p>
      <text:p text:style-name="P7"/>
      <text:p text:style-name="P1"><text:soft-page-break/>switch (3)</text:p>
      <text:p text:style-name="P1">{</text:p>
      <text:p text:style-name="P1"><text:s text:c="4"/>case 3:</text:p>
      <text:p text:style-name="P1"><text:s text:c="8"/>std::cout &lt;&lt; 3;</text:p>
      <text:p text:style-name="P1"><text:s text:c="8"/>boo();</text:p>
      <text:p text:style-name="P1"><text:s text:c="8"/>std::cout &lt;&lt; 4;</text:p>
      <text:p text:style-name="P1"><text:s text:c="8"/>break;</text:p>
      <text:p text:style-name="P1"><text:s text:c="4"/>default:</text:p>
      <text:p text:style-name="P1"><text:s text:c="8"/>std::cout &lt;&lt; "default case\n";</text:p>
      <text:p text:style-name="P1"><text:s text:c="8"/>break;</text:p>
      <text:p text:style-name="P1">}</text:p>
      <text:p text:style-name="P7"/>
      <text:h text:style-name="Heading_20_3" text:outline-level="3">Объявление переменной и её инициализация внутри case</text:h>
      <text:p text:style-name="P7"/>
      <text:p text:style-name="P7">Вы можете объявлять, но не инициализировать переменные внутри блока case:</text:p>
      <text:p text:style-name="P7"/>
      <text:p text:style-name="P1">switch (x)</text:p>
      <text:p text:style-name="P1">{</text:p>
      <text:p text:style-name="P1"><text:s text:c="4"/>case 1:</text:p>
      <text:p text:style-name="P1"><text:s text:c="8"/>int z; // ок, объявление разрешено</text:p>
      <text:p text:style-name="P1"><text:s text:c="8"/>z = 5; // ок, операция присваивания разрешена</text:p>
      <text:p text:style-name="P1"><text:s text:c="8"/>break;</text:p>
      <text:p text:style-name="P1"><text:s/></text:p>
      <text:p text:style-name="P1"><text:s text:c="4"/>case 2:</text:p>
      <text:p text:style-name="P1"><text:s text:c="8"/>z = 6; // ок, переменная z была объявлена выше, поэтому мы можем использовать её здесь</text:p>
      <text:p text:style-name="P1"><text:s text:c="8"/>break;</text:p>
      <text:p text:style-name="P1"><text:s/></text:p>
      <text:p text:style-name="P1"><text:s text:c="4"/>case 3:</text:p>
      <text:p text:style-name="P1"><text:s text:c="8"/>int c = 4; // нельзя, вы не можете инициализировать переменные внутри case</text:p>
      <text:p text:style-name="P1"><text:s text:c="8"/>break;</text:p>
      <text:p text:style-name="P1"><text:s/></text:p>
      <text:p text:style-name="P1"><text:s text:c="4"/>default:</text:p>
      <text:p text:style-name="P1"><text:s text:c="8"/>std::cout &lt;&lt; "default case" &lt;&lt; std::endl;</text:p>
      <text:p text:style-name="P1"><text:s text:c="8"/>break;</text:p>
      <text:p text:style-name="P1">}</text:p>
      <text:p text:style-name="P7"/>
      <text:p text:style-name="P7">Обратите внимание, что, хотя переменная z была определена в первом кейсе, она также используется и во втором кейсе. Все кейсы считаются частью одной и той же области видимости, поэтому, объявив переменную в одном кейсе, мы можем спокойно использовать её без объявления и в других кейсах.</text:p>
      <text:p text:style-name="P7">Это может показаться немного нелогичным, поэтому давайте рассмотрим это детально. Когда мы определяем локальную переменную, например, int y;, то переменная не создается в этой точке — она фактически создается в начале блока, в котором объявлена. Однако, она не видна в программе до точки объявления. Само объявление не выполняется, оно просто сообщает компилятору, что переменная уже может использоваться в коде. Поэтому переменная, объявленная в одном кейсе, может использоваться в другом кейсе, даже если кейс, объявляющий переменную, никогда не выполняется.</text:p>
      <text:p text:style-name="P7">Однако инициализация переменных непосредственно в кейсах запрещена и вызовет ошибку компиляции. Это связано с тем, что инициализация переменной требует выполнения, а кейс, содержащий инициализацию, может никогда не выполниться!</text:p>
      <text:p text:style-name="P7"><text:soft-page-break/>Если в кейсе нужно объявить и/или инициализировать новую переменную, то это лучше всего сделать, используя блок стейтментов внутри кейса:</text:p>
      <text:p text:style-name="P7"/>
      <text:p text:style-name="P1">switch (1)</text:p>
      <text:p text:style-name="P1">{</text:p>
      <text:p text:style-name="P1"><text:s text:c="4"/>case 1:</text:p>
      <text:p text:style-name="P1"><text:s text:c="4"/>{ // обратите внимание, здесь указан блок </text:p>
      <text:p text:style-name="P1"><text:s text:c="8"/>int z = 5; // хорошо, переменные можно инициализировать внутри блока, который находится внутри кейса</text:p>
      <text:p text:style-name="P1"><text:s text:c="8"/>std::cout &lt;&lt; z;</text:p>
      <text:p text:style-name="P1"><text:s text:c="8"/>break;</text:p>
      <text:p text:style-name="P1"><text:s text:c="4"/>}</text:p>
      <text:p text:style-name="P1"><text:s text:c="4"/>default:</text:p>
      <text:p text:style-name="P1"><text:s text:c="8"/>std::cout &lt;&lt; "default case" &lt;&lt; std::endl;</text:p>
      <text:p text:style-name="P1"><text:s text:c="8"/>break;</text:p>
      <text:p text:style-name="P1">}</text:p>
      <text:p text:style-name="P7"/>
      <text:p text:style-name="P7">Правило: Если нужно инициализировать и/или объявить переменные внутри кейса — используйте блоки стейтментов.</text:p>
      <text:p text:style-name="P7"/>
      <text:h text:style-name="Heading_20_2" text:outline-level="2">Оператор goto</text:h>
      <text:p text:style-name="P9"/>
      <text:p text:style-name="P9">Оператор goto — это оператор управления потоком выполнения программ, который заставляет центральный процессор выполнить переход из одного участка кода в другой (осуществить прыжок). Другой участок кода идентифицируется с помощью лейбла. Например:</text:p>
      <text:p text:style-name="P9"/>
      <text:p text:style-name="P4">#include &lt;iostream&gt;</text:p>
      <text:p text:style-name="P4">#include &lt;cmath&gt; // для функции sqrt() </text:p>
      <text:p text:style-name="P4"><text:s/></text:p>
      <text:p text:style-name="P4">int main()</text:p>
      <text:p text:style-name="P4">{</text:p>
      <text:p text:style-name="P4"><text:s text:c="4"/>double z;</text:p>
      <text:p text:style-name="P4">tryAgain: // это лейбл</text:p>
      <text:p text:style-name="P4"><text:s text:c="4"/>std::cout &lt;&lt; "Enter a non-negative number: "; </text:p>
      <text:p text:style-name="P4"><text:s text:c="4"/>std::cin &gt;&gt; z;</text:p>
      <text:p text:style-name="P4"><text:s/></text:p>
      <text:p text:style-name="P4"><text:s text:c="4"/>if (z &lt; 0.0)</text:p>
      <text:p text:style-name="P4"><text:s text:c="8"/>goto tryAgain; // а это оператор goto </text:p>
      <text:p text:style-name="P4"><text:s/></text:p>
      <text:p text:style-name="P4"><text:s text:c="4"/>std::cout &lt;&lt; "The sqrt of " &lt;&lt; z &lt;&lt; " is " &lt;&lt; sqrt(z) &lt;&lt; std::endl;</text:p>
      <text:p text:style-name="P4"><text:s text:c="4"/>return 0;</text:p>
      <text:p text:style-name="P4">}</text:p>
      <text:p text:style-name="P9"/>
      <text:p text:style-name="P9">В этой программе пользователю предлагается ввести неотрицательное число. Однако, если пользователь введет отрицательное число, программа, используя оператор goto, выполнит переход обратно к лейблу tryAgain. Затем пользователю снова нужно будет ввести число. Таким образом, мы можем постоянно запрашивать у пользователя ввод числа, пока он не введет корректное число.</text:p>
      <text:p text:style-name="P9">Ранее мы рассматривали два типа области видимости: локальная (или «блочная») и глобальная (или «файловая»). Лейблы используют третий тип области видимости: область <text:soft-page-break/>видимости функции. Оператор goto и соответствующий лейбл должны находиться в одной и той же функции.</text:p>
      <text:p text:style-name="P9">Существуют некоторые ограничения на использование операторов goto. Например, вы не сможете перепрыгнуть вперед через переменную, которая инициализирована в том же блоке, что и goto:</text:p>
      <text:p text:style-name="P9"/>
      <text:p text:style-name="P4">int main()</text:p>
      <text:p text:style-name="P4">{</text:p>
      <text:p text:style-name="P4"><text:s text:c="4"/>goto skip; // прыжок вперед недопустим</text:p>
      <text:p text:style-name="P4"><text:s text:c="4"/>int z = 7;</text:p>
      <text:p text:style-name="P4">skip: // лейбл</text:p>
      <text:p text:style-name="P4"><text:s text:c="4"/>z += 4; // какое значение будет в этой переменной?</text:p>
      <text:p text:style-name="P4"><text:s text:c="4"/>return 0;</text:p>
      <text:p text:style-name="P4">}</text:p>
      <text:p text:style-name="P9"/>
      <text:p text:style-name="P9">В целом, программисты избегают использования оператора goto в языке C++ (и в большинстве других высокоуровневых языков программирования). Основная проблема с ним заключается в том, что он позволяет программисту управлять выполнением кода так, что точка выполнения может прыгать по коду произвольно. А это, в свою очередь, создает то, что опытные программисты называют «спагетти-кодом». Спагетти-код — это код, порядок выполнения которого напоминает тарелку со спагетти (всё запутано и закручено), что крайне затрудняет следование порядку и понимание логики выполнения такого кода.</text:p>
      <text:p text:style-name="P9">Как говорил один известный специалист в информатике и программировании, Эдсгер Дейкстра: «Качество программистов — это уменьшающаяся функция плотности использования операторов goto в программах, которые они пишут».</text:p>
      <text:p text:style-name="P9">Оператор goto часто используется в некоторых старых языках, таких как Basic или Fortran, или даже в языке Cи. Однако в C++ goto почти никогда не используется, поскольку любой код, написанный с ним, можно более эффективно переписать с использованием других объектов в языке C++, таких как циклы, обработчики исключений или деструкторы (всё перечисленное мы рассмотрим чуть позже).</text:p>
      <text:p text:style-name="P9">Правило: Избегайте использования операторов goto, если на это нет веских причин.</text:p>
      <text:p text:style-name="P9"/>
      <text:h text:style-name="Heading_20_2" text:outline-level="2">Цикл while</text:h>
      <text:p text:style-name="P9"/>
      <text:p text:style-name="P9"><text:span text:style-name="T2">Д</text:span>етально рассмотрим цикл while, его конструкцию, особенности и использование.</text:p>
      <text:p text:style-name="P9"/>
      <text:h text:style-name="Heading_20_3" text:outline-level="3">Цикл while</text:h>
      <text:p text:style-name="P9"/>
      <text:p text:style-name="P9">Цикл while является самым простым из 4-х циклов, которые есть в языке C++. Он очень похож на ветвление if/else:</text:p>
      <text:p text:style-name="P9"/>
      <text:p text:style-name="P4">while (условие)</text:p>
      <text:p text:style-name="P4"><text:s text:c="4"/>тело цикла;</text:p>
      <text:p text:style-name="P9"/>
      <text:p text:style-name="P9">Цикл while объявляется с использованием ключевого слова while. В начале цикла обрабатывается условие. Если его значением является true (любое ненулевое значение), то тогда выполняется тело цикла.</text:p>
      <text:p text:style-name="P9">Однако, в отличие от оператора if, после завершения выполнения тела цикла, управление возвращается обратно к while и процесс проверки условия повторяется. Если условие опять является true, то тогда тело цикла выполняется еще раз.</text:p>
      <text:p text:style-name="P9"><text:soft-page-break/>Например, следующая программа выводит все числа от 0 до 9:</text:p>
      <text:p text:style-name="P9"/>
      <text:p text:style-name="P4">#include &lt;iostream&gt;</text:p>
      <text:p text:style-name="P4"><text:s/></text:p>
      <text:p text:style-name="P4">int main()</text:p>
      <text:p text:style-name="P4">{</text:p>
      <text:p text:style-name="P4"><text:s text:c="4"/>int count = 0;</text:p>
      <text:p text:style-name="P4"><text:s text:c="4"/>while (count &lt; 10)</text:p>
      <text:p text:style-name="P4"><text:s text:c="8"/>{</text:p>
      <text:p text:style-name="P4"><text:s text:c="8"/>std::cout &lt;&lt; count &lt;&lt; " ";</text:p>
      <text:p text:style-name="P4"><text:s text:c="8"/>++count;</text:p>
      <text:p text:style-name="P4"><text:s text:c="8"/>}</text:p>
      <text:p text:style-name="P4"><text:s text:c="4"/>std::cout &lt;&lt; "done!";</text:p>
      <text:p text:style-name="P4"><text:s/></text:p>
      <text:p text:style-name="P4"><text:s text:c="4"/>return 0;</text:p>
      <text:p text:style-name="P4">}</text:p>
      <text:p text:style-name="P9"/>
      <text:p text:style-name="P9">Результат выполнения программы:</text:p>
      <text:p text:style-name="P9"/>
      <text:p text:style-name="P4">0 1 2 3 4 5 6 7 8 9 done!</text:p>
      <text:p text:style-name="P9"/>
      <text:p text:style-name="P9">Рассмотрим детально эту программу. Во-первых, инициализируется переменная: int count = 0;. Условие 0 &lt; 10 имеет значение true, поэтому выполняется тело цикла. В первом стейтменте мы выводим 0, а во втором — выполняем инкремент переменной count. Затем управление возвращается к началу цикла while для повторной проверки условия. Условие 1 &lt; 10 имеет значение true, поэтому тело цикла выполняется еще раз. Тело цикла будет повторно выполняться до тех пор, пока переменная count не будет равна 10, только в том случае, когда результат условия 10 &lt; 10 будет false, цикл завершится.</text:p>
      <text:p text:style-name="P9">Тело цикла while может и вообще не выполняться, например:</text:p>
      <text:p text:style-name="P9"/>
      <text:p text:style-name="P4">#include &lt;iostream&gt;</text:p>
      <text:p text:style-name="P4"><text:s/></text:p>
      <text:p text:style-name="P4">int main()</text:p>
      <text:p text:style-name="P4">{</text:p>
      <text:p text:style-name="P4"><text:s text:c="4"/>int count = 15;</text:p>
      <text:p text:style-name="P4"><text:s text:c="4"/>while (count &lt; 10)</text:p>
      <text:p text:style-name="P4"><text:s text:c="8"/>{</text:p>
      <text:p text:style-name="P4"><text:s text:c="8"/>std::cout &lt;&lt; count &lt;&lt; " ";</text:p>
      <text:p text:style-name="P4"><text:s text:c="8"/>++count;</text:p>
      <text:p text:style-name="P4"><text:s text:c="8"/>}</text:p>
      <text:p text:style-name="P4"><text:s text:c="4"/>std::cout &lt;&lt; "done!";</text:p>
      <text:p text:style-name="P4"><text:s/></text:p>
      <text:p text:style-name="P4"><text:s text:c="4"/>return 0;</text:p>
      <text:p text:style-name="P4">}</text:p>
      <text:p text:style-name="P9"/>
      <text:p text:style-name="P9">Условие 15 &lt; 10 сразу принимает значение false, и тело цикла пропускается. Единственное, что выведет эта программа:</text:p>
      <text:p text:style-name="P9"/>
      <text:p text:style-name="P6">done!</text:p>
      <text:p text:style-name="P6"/>
      <text:h text:style-name="Heading_20_3" text:outline-level="3"><text:soft-page-break/>Бесконечные циклы</text:h>
      <text:p text:style-name="P9"/>
      <text:p text:style-name="P9">С другой стороны, если условие цикла всегда принимает значение true, то и сам цикл будет выполняться бесконечно. Это называется бесконечным циклом. Например:</text:p>
      <text:p text:style-name="P9"/>
      <text:p text:style-name="P4">#include &lt;iostream&gt;</text:p>
      <text:p text:style-name="P4"><text:s/></text:p>
      <text:p text:style-name="P4">int main()</text:p>
      <text:p text:style-name="P4">{</text:p>
      <text:p text:style-name="P4"><text:s text:c="4"/>int count = 0;</text:p>
      <text:p text:style-name="P4"><text:s text:c="4"/>while (count &lt; 10) // это условие никогда не будет false</text:p>
      <text:p text:style-name="P4"><text:s text:c="8"/>std::cout &lt;&lt; count &lt;&lt; " "; // поэтому эта строка будет выполняться постоянно</text:p>
      <text:p text:style-name="P4"><text:s/></text:p>
      <text:p text:style-name="P4"><text:s text:c="4"/>return 0; // а эта строка никогда не выполнится </text:p>
      <text:p text:style-name="P4">}</text:p>
      <text:p text:style-name="P9"/>
      <text:p text:style-name="P9">Поскольку переменная count не увеличивается на единицу в этой программе, то условие count &lt; 10 всегда будет true. Следовательно, цикл никогда не будет завершен, и программа будет постоянно выводить 0 0 0 0 0....</text:p>
      <text:p text:style-name="P9">Мы можем преднамеренно объявить бесконечный цикл следующим образом:</text:p>
      <text:p text:style-name="P9"/>
      <text:p text:style-name="P4">while (1) // или while (true)</text:p>
      <text:p text:style-name="P4">{</text:p>
      <text:p text:style-name="P4"><text:s text:c="2"/>// Этот цикл будет выполняться бесконечно </text:p>
      <text:p text:style-name="P4">}</text:p>
      <text:p text:style-name="P9"/>
      <text:p text:style-name="P9">Единственный способ выйти из бесконечного цикла — использовать операторы return, break, goto, выбросить исключение или воспользоваться функцией exit().</text:p>
      <text:p text:style-name="P9">Программы, которые работают до тех пор, пока пользователь не решит остановить их, иногда преднамеренно используют бесконечные циклы вместе с операторами return, break или функцией exit() для завершения цикла. Распространена такая практика в серверных веб-приложениях, которые работают непрерывно и постоянно обслуживают веб-запросы.</text:p>
      <text:p text:style-name="P9"/>
      <text:h text:style-name="Heading_20_3" text:outline-level="3">Счетчик цикла while</text:h>
      <text:p text:style-name="P9"/>
      <text:p text:style-name="P9">Часто нам нужно будет, чтобы цикл выполнялся определенное количество раз. Для этого обычно используется переменная в виде счетчика цикла. Счетчик цикла — это целочисленная переменная, которая объявляется с единственной целью: считать, сколько раз выполнился цикл. В вышеприведенных примерах переменная count является счетчиком цикла.</text:p>
      <text:p text:style-name="P9">Счетчикам цикла часто дают простые имена, такие как i, j или k. Однако в этих именах есть одна серьезная проблема. Если вы захотите узнать, где в вашей программе используется счетчик цикла и воспользуетесь функцией поиска символов i, j или k, то в результате получите половину своей программы, так как i, j или k используются во многих именах. Следовательно, лучше использовать iii, jjj или kkk в качестве имен для счетчиков. Они более уникальны, их значительно проще найти, и они выделяются в коде. А еще лучше использовать «реальные» имена для переменных, например, count или любое другое имя, которое предоставляет контекст использования этой переменной.</text:p>
      <text:p text:style-name="P9">Также для счетчиков цикла лучше использовать тип signed int. Использование unsigned int может привести к неожиданным результатам. Например:</text:p>
      <text:p text:style-name="P9"/>
      <text:p text:style-name="P4"><text:soft-page-break/>#include &lt;iostream&gt;</text:p>
      <text:p text:style-name="P4"><text:s/></text:p>
      <text:p text:style-name="P4">int main()</text:p>
      <text:p text:style-name="P4">{</text:p>
      <text:p text:style-name="P4"><text:s text:c="4"/>unsigned int count = 10;</text:p>
      <text:p text:style-name="P4"><text:s/></text:p>
      <text:p text:style-name="P4"><text:s text:c="4"/>// Считаем от 10 к 0</text:p>
      <text:p text:style-name="P4"><text:s text:c="4"/>while (count &gt;= 0)</text:p>
      <text:p text:style-name="P4"><text:s text:c="4"/>{</text:p>
      <text:p text:style-name="P4"><text:s text:c="8"/>if (count == 0)</text:p>
      <text:p text:style-name="P4"><text:s text:c="12"/>std::cout &lt;&lt; "blastoff!";</text:p>
      <text:p text:style-name="P4"><text:s text:c="8"/>else</text:p>
      <text:p text:style-name="P4"><text:s text:c="12"/>std::cout &lt;&lt; count &lt;&lt; " ";</text:p>
      <text:p text:style-name="P4"><text:s text:c="8"/>--count;</text:p>
      <text:p text:style-name="P4"><text:s text:c="4"/>}</text:p>
      <text:p text:style-name="P4"><text:s/></text:p>
      <text:p text:style-name="P4"><text:s text:c="4"/>return 0;</text:p>
      <text:p text:style-name="P4">}</text:p>
      <text:p text:style-name="P9"/>
      <text:p text:style-name="P9">Взгляните на эту программу еще раз и постарайтесь найти ошибку.</text:p>
      <text:p text:style-name="P9">Оказывается, эта программа представляет собой бесконечный цикл. Она начинается с вывода 10 9 8 7 6 5 4 3 2 1 blastoff!, как и предполагалось, но затем «сходит с рельсов» и начинает отсчет с 4294967295. Почему? Потому что условие цикла count &gt;= 0 никогда не будет ложным! Когда count = 0, то и условие 0 &gt;= 0 имеет значение true, выводится blastoff, а затем выполняется декремент переменной count, происходит переполнение и значением переменной становится 4294967295. И так как условие 4294967295 &gt;= 0 является истинным, то программа продолжает свое выполнение. А поскольку счетчик цикла является типа unsigned, то он никогда не сможет быть отрицательным, а так как он никогда не сможет быть отрицательным, то цикл никогда не завершится.</text:p>
      <text:p text:style-name="P9">Правило: Всегда используйте тип signed int для счетчиков цикла.</text:p>
      <text:p text:style-name="P9"/>
      <text:h text:style-name="Heading_20_3" text:outline-level="3">Итерации</text:h>
      <text:p text:style-name="P9"/>
      <text:p text:style-name="P9">Каждое выполнение цикла называется итерацией (или «повтором»).</text:p>
      <text:p text:style-name="P9">Поскольку тело цикла обычно является блоком, и поскольку этот блок выполняется по новой с каждым повтором, то любые переменные, объявленные внутри тела цикла, создаются, а затем и уничтожаются по новой. В следующем примере переменная z создается и уничтожается 6 раз:</text:p>
      <text:p text:style-name="P9"/>
      <text:p text:style-name="P4">#include &lt;iostream&gt;</text:p>
      <text:p text:style-name="P4"><text:s/></text:p>
      <text:p text:style-name="P4">int main()</text:p>
      <text:p text:style-name="P4">{</text:p>
      <text:p text:style-name="P4"><text:s text:c="4"/>int count = 1;</text:p>
      <text:p text:style-name="P4"><text:s text:c="4"/>int result = 0; // переменная result определена здесь, поскольку она нам понадобится позже (вне тела цикла)</text:p>
      <text:p text:style-name="P4"><text:s/></text:p>
      <text:p text:style-name="P4"><text:s text:c="4"/>while (count &lt;= 6) // итераций будет 6 </text:p>
      <text:p text:style-name="P4"><text:s text:c="4"/>{</text:p>
      <text:p text:style-name="P4"><text:s text:c="8"/>int z; // z создается здесь по новой с каждой итерацией</text:p>
      <text:p text:style-name="P4"><text:s/></text:p>
      <text:p text:style-name="P4"><text:soft-page-break/><text:s text:c="8"/>std::cout &lt;&lt; "Enter integer #" &lt;&lt; count &lt;&lt; ':';</text:p>
      <text:p text:style-name="P4"><text:s text:c="8"/>std::cin &gt;&gt; z;</text:p>
      <text:p text:style-name="P4"><text:s/></text:p>
      <text:p text:style-name="P4"><text:s text:c="8"/>result += z;</text:p>
      <text:p text:style-name="P4"><text:s/></text:p>
      <text:p text:style-name="P4"><text:s text:c="8"/>// Увеличиваем значение счетчика цикла на единицу</text:p>
      <text:p text:style-name="P4"><text:s text:c="8"/>++count;</text:p>
      <text:p text:style-name="P4"><text:s text:c="4"/>} // z уничтожается здесь по новой с каждой итерацией</text:p>
      <text:p text:style-name="P4"><text:s/></text:p>
      <text:p text:style-name="P4"><text:s text:c="4"/>std::cout &lt;&lt; "The sum of all numbers entered is: " &lt;&lt; result;</text:p>
      <text:p text:style-name="P4"><text:s/></text:p>
      <text:p text:style-name="P4"><text:s text:c="4"/>return 0;</text:p>
      <text:p text:style-name="P4">}</text:p>
      <text:p text:style-name="P9"/>
      <text:p text:style-name="P9">Для фундаментальных типов переменных это нормально. Для не фундаментальных типов переменных (таких как структуры или классы) это может сказаться на производительности. Следовательно, не фундаментальные типы переменных лучше определять перед циклом.</text:p>
      <text:p text:style-name="P9">Обратите внимание, переменная count объявлена вне тела цикла. Это важно и необходимо, поскольку нам нужно, чтобы значение переменной сохранялось на протяжении всех итераций (не уничтожалось по новой с каждым повтором цикла).</text:p>
      <text:p text:style-name="P9">Иногда нам может понадобиться выполнить что-то при достижении определенного количества итераций, например, вставить символ новой строки. Это легко осуществить, используя оператор остатка от деления со счетчиком цикла:</text:p>
      <text:p text:style-name="P9"/>
      <text:p text:style-name="P4">#include &lt;iostream&gt;</text:p>
      <text:p text:style-name="P4"><text:s/></text:p>
      <text:p text:style-name="P4">int main()</text:p>
      <text:p text:style-name="P4">{</text:p>
      <text:p text:style-name="P4"><text:s text:c="4"/>int count = 1;</text:p>
      <text:p text:style-name="P4"><text:s text:c="4"/>while (count &lt;= 50)</text:p>
      <text:p text:style-name="P4"><text:s text:c="4"/>{</text:p>
      <text:p text:style-name="P4"><text:s text:c="8"/>// Выводим числа до 10 (перед каждым числом добавляем 0)</text:p>
      <text:p text:style-name="P4"><text:s text:c="8"/>if (count &lt; 10)</text:p>
      <text:p text:style-name="P4"><text:s text:c="12"/>std::cout &lt;&lt; "0" &lt;&lt; count &lt;&lt; " ";</text:p>
      <text:p text:style-name="P4"><text:s text:c="8"/>else</text:p>
      <text:p text:style-name="P4"><text:s text:c="12"/>std::cout &lt;&lt; count &lt;&lt; " "; // выводим остальные числа </text:p>
      <text:p text:style-name="P4"><text:s/></text:p>
      <text:p text:style-name="P4"><text:s text:c="8"/>// Если счетчик цикла делится на 10 без остатка, то тогда вставляем символ новой строки</text:p>
      <text:p text:style-name="P4"><text:s text:c="8"/>if (count % 10 == 0)</text:p>
      <text:p text:style-name="P4"><text:s text:c="12"/>std::cout &lt;&lt; "\n";</text:p>
      <text:p text:style-name="P4"><text:s/></text:p>
      <text:p text:style-name="P4"><text:s text:c="8"/>// Увеличиваем значение счетчика цикла на единицу </text:p>
      <text:p text:style-name="P4"><text:s text:c="8"/>++count;</text:p>
      <text:p text:style-name="P4"><text:s text:c="4"/>}</text:p>
      <text:p text:style-name="P4"><text:s/></text:p>
      <text:p text:style-name="P4"><text:s text:c="4"/>return 0;</text:p>
      <text:p text:style-name="P4">}</text:p>
      <text:p text:style-name="P9"/>
      <text:p text:style-name="P9">Результат выполнения программы:</text:p>
      <text:p text:style-name="P9"/>
      <text:p text:style-name="P5">01 02 03 04 05 06 07 08 09 10</text:p>
      <text:p text:style-name="P4"><text:soft-page-break/>11 12 13 14 15 16 17 18 19 20</text:p>
      <text:p text:style-name="P4">21 22 23 24 25 26 27 28 29 30</text:p>
      <text:p text:style-name="P4">31 32 33 34 35 36 37 38 39 40</text:p>
      <text:p text:style-name="P4">41 42 43 44 45 46 47 48 49 50</text:p>
      <text:p text:style-name="P9"/>
      <text:h text:style-name="Heading_20_3" text:outline-level="3">Вложенные циклы while</text:h>
      <text:p text:style-name="P9"/>
      <text:p text:style-name="P9">Также одни циклы while могут быть вложены внутри других циклов while. В следующем примере внутренний и внешний циклы имеют свои собственные счетчики. Однако, обратите внимание, условие внутреннего цикла использует счетчик внешнего цикла!</text:p>
      <text:p text:style-name="P9"/>
      <text:p text:style-name="P4">#include &lt;iostream&gt;</text:p>
      <text:p text:style-name="P4"><text:s/></text:p>
      <text:p text:style-name="P4">int main()</text:p>
      <text:p text:style-name="P4">{</text:p>
      <text:p text:style-name="P4"><text:s text:c="4"/>int outer = 1;</text:p>
      <text:p text:style-name="P4"><text:s text:c="4"/>while (outer &lt;= 5)</text:p>
      <text:p text:style-name="P4"><text:s text:c="4"/>{</text:p>
      <text:p text:style-name="P4"><text:s text:c="8"/>int inner = 1;</text:p>
      <text:p text:style-name="P4"><text:s text:c="8"/>while (inner &lt;= outer)</text:p>
      <text:p text:style-name="P4"><text:s text:c="12"/>std::cout &lt;&lt; inner++ &lt;&lt; " ";</text:p>
      <text:p text:style-name="P4"><text:s/></text:p>
      <text:p text:style-name="P4"><text:s text:c="8"/>// Вставляем символ новой строки в конце каждого ряда</text:p>
      <text:p text:style-name="P4"><text:s text:c="8"/>std::cout &lt;&lt; "\n";</text:p>
      <text:p text:style-name="P4"><text:s text:c="8"/>++outer;</text:p>
      <text:p text:style-name="P4"><text:s text:c="4"/>}</text:p>
      <text:p text:style-name="P4"><text:s/></text:p>
      <text:p text:style-name="P4"><text:s text:c="4"/>return 0;</text:p>
      <text:p text:style-name="P4">}</text:p>
      <text:p text:style-name="P9"/>
      <text:p text:style-name="P9">Результат выполнения программы:</text:p>
      <text:p text:style-name="P9"/>
      <text:p text:style-name="P4">1</text:p>
      <text:p text:style-name="P4">1 2</text:p>
      <text:p text:style-name="P4">1 2 3</text:p>
      <text:p text:style-name="P4">1 2 3 4</text:p>
      <text:p text:style-name="P4">1 2 3 4 5</text:p>
      <text:p text:style-name="P9"/>
      <text:h text:style-name="Heading_20_2" text:outline-level="2">Цикл do while</text:h>
      <text:p text:style-name="P9"/>
      <text:p text:style-name="P9">Одна интересная вещь в цикле while заключается в том, что если условие цикла изначально равно false, то тело цикла не будет выполняться вообще. Но иногда бывают случаи, когда нужно, чтобы цикл выполнился хотя бы один раз, например, при отображении меню. Для решения этой проблемы C++ предоставляет цикл do while.</text:p>
      <text:p text:style-name="P9">Синтаксис do while в языке C++:</text:p>
      <text:p text:style-name="P9"/>
      <text:p text:style-name="P4">do</text:p>
      <text:p text:style-name="P4"><text:s text:c="4"/>тело цикла;</text:p>
      <text:p text:style-name="P4">while (условие);</text:p>
      <text:p text:style-name="P9"/>
      <text:p text:style-name="P9"><text:soft-page-break/>Тело цикла do while всегда выполняется хотя бы один раз. После выполнения тела цикла проверяется условие. Если оно истинно, то выполнение переходит к началу блока do и тело цикла выполняется снова.</text:p>
      <text:p text:style-name="P9">Ниже приведен пример использования цикла do while для отображения меню:</text:p>
      <text:p text:style-name="P9"/>
      <text:p text:style-name="P4">#include &lt;iostream&gt;</text:p>
      <text:p text:style-name="P4"><text:s/></text:p>
      <text:p text:style-name="P4">int main()</text:p>
      <text:p text:style-name="P4">{</text:p>
      <text:p text:style-name="P4"><text:s text:c="4"/>// Переменная choice должна быть объявлена вне цикла do while </text:p>
      <text:p text:style-name="P4"><text:s text:c="4"/>int choice;</text:p>
      <text:p text:style-name="P4"><text:s/></text:p>
      <text:p text:style-name="P4"><text:s text:c="4"/>do</text:p>
      <text:p text:style-name="P4"><text:s text:c="4"/>{</text:p>
      <text:p text:style-name="P4"><text:s text:c="8"/>std::cout &lt;&lt; "Please make a selection: \n";</text:p>
      <text:p text:style-name="P4"><text:s text:c="8"/>std::cout &lt;&lt; "1) Addition\n";</text:p>
      <text:p text:style-name="P4"><text:s text:c="8"/>std::cout &lt;&lt; "2) Subtraction\n";</text:p>
      <text:p text:style-name="P4"><text:s text:c="8"/>std::cout &lt;&lt; "3) Multiplication\n";</text:p>
      <text:p text:style-name="P4"><text:s text:c="8"/>std::cout &lt;&lt; "4) Division\n";</text:p>
      <text:p text:style-name="P4"><text:s text:c="8"/>std::cin &gt;&gt; choice;</text:p>
      <text:p text:style-name="P4"><text:s text:c="4"/>}</text:p>
      <text:p text:style-name="P4"><text:s text:c="4"/>while (choice != 1 &amp;&amp; choice != 2 &amp;&amp;</text:p>
      <text:p text:style-name="P4"><text:s text:c="8"/>choice != 3 &amp;&amp; choice != 4);</text:p>
      <text:p text:style-name="P4"><text:s/></text:p>
      <text:p text:style-name="P4"><text:s text:c="4"/>// Что-то делаем с переменной choice, например, используем оператор switch</text:p>
      <text:p text:style-name="P4"><text:s/></text:p>
      <text:p text:style-name="P4"><text:s text:c="4"/>std::cout &lt;&lt; "You selected option #" &lt;&lt; choice &lt;&lt; "\n";</text:p>
      <text:p text:style-name="P4"><text:s/></text:p>
      <text:p text:style-name="P4"><text:s text:c="4"/>return 0;</text:p>
      <text:p text:style-name="P4">}</text:p>
      <text:p text:style-name="P9"/>
      <text:p text:style-name="P9">Интересно, что переменная choice должна быть объявлена вне блоков do while. Почему так?</text:p>
      <text:p text:style-name="P9">Если бы переменная choice была объявлена внутри блока do, то она была бы уничтожена при завершении этого блока еще до проверки условия while. Но нам нужна переменная, которая будет использоваться в условии while, следовательно, переменная choice должна быть объявлена вне блока do.</text:p>
      <text:p text:style-name="P9">В целом, использовать do while вместо while, когда нужно, чтобы цикл выполнился хотя бы один раз, является хорошей практикой.</text:p>
      <text:p text:style-name="P9"/>
      <text:h text:style-name="Heading_20_2" text:outline-level="2">Цикл for</text:h>
      <text:p text:style-name="P7"/>
      <text:p text:style-name="P7">Безусловно, наиболее используемым циклом в языке C++ является цикл for.</text:p>
      <text:p text:style-name="P7"/>
      <text:h text:style-name="Heading_20_3" text:outline-level="3">Цикл for</text:h>
      <text:p text:style-name="P7"/>
      <text:p text:style-name="P7">Цикл for в языке С++ идеален, когда известно необходимое количество итераций. Выглядит он следующим образом:</text:p>
      <text:p text:style-name="P7"/>
      <text:p text:style-name="P1">for (объявление переменных; условие; инкремент/декремент счетчика)</text:p>
      <text:p text:style-name="P1"><text:s text:c="4"/>тело цикла;</text:p>
      <text:p text:style-name="P7"><text:soft-page-break/></text:p>
      <text:p text:style-name="P7">Или, преобразуя for в эквивалентный цикл while:</text:p>
      <text:p text:style-name="P7"/>
      <text:p text:style-name="P1">{ // обратите внимание, цикл находится в блоке</text:p>
      <text:p text:style-name="P1"><text:s text:c="4"/>объявление переменных;</text:p>
      <text:p text:style-name="P1"><text:s text:c="4"/>while (условие)</text:p>
      <text:p text:style-name="P1"><text:s text:c="4"/>{</text:p>
      <text:p text:style-name="P1"><text:s text:c="7"/>тело цикла;</text:p>
      <text:p text:style-name="P1"><text:s text:c="7"/>инкремент/декремент счетчика;</text:p>
      <text:p text:style-name="P1"><text:s text:c="4"/>}</text:p>
      <text:p text:style-name="P1">} // переменные, объявленные внутри цикла, выходят из области видимости здесь</text:p>
      <text:p text:style-name="P7"/>
      <text:p text:style-name="P7">Переменные, определенные внутри цикла for, имеют специальный тип области видимости: область видимости цикла. Такие переменные существуют только внутри цикла и недоступны за его пределами.</text:p>
      <text:p text:style-name="P7"/>
      <text:h text:style-name="Heading_20_3" text:outline-level="3">Выполнение цикла for</text:h>
      <text:p text:style-name="P7"/>
      <text:p text:style-name="P7">Цикл for в C++ выполняется в 3 шага:</text:p>
      <text:list xml:id="list2125888722" text:style-name="L2">
        <text:list-item>
          <text:p text:style-name="P11">Шаг №1: Объявление переменных. Как правило, здесь выполняется определение и инициализация счетчиков цикла, а точнее — одного счетчика цикла. Эта часть выполняется только один раз, когда цикл выполняется впервые.</text:p>
        </text:list-item>
        <text:list-item>
          <text:p text:style-name="P11">Шаг №2: Условие. Если оно равно false, то цикл немедленно завершает свое выполнение. Если же условие равно true, то выполняется тело цикла.</text:p>
        </text:list-item>
        <text:list-item>
          <text:p text:style-name="P11">Шаг №3: Инкремент/декремент счетчика цикла. Переменная увеличивается или уменьшается на единицу. После этого цикл возвращается к шагу №2.</text:p>
        </text:list-item>
      </text:list>
      <text:p text:style-name="P7">Рассмотрим пример цикла for и разберемся детально, как он работает:</text:p>
      <text:p text:style-name="P7"/>
      <text:p text:style-name="P1">#include &lt;iostream&gt;</text:p>
      <text:p text:style-name="P1"><text:s/></text:p>
      <text:p text:style-name="P1">int main()</text:p>
      <text:p text:style-name="P1">{</text:p>
      <text:p text:style-name="P1"><text:tab/>for (int count = 0; count &lt; 10; ++count)</text:p>
      <text:p text:style-name="P1"><text:tab/><text:tab/>std::cout &lt;&lt; count &lt;&lt; " ";</text:p>
      <text:p text:style-name="P1"><text:s/></text:p>
      <text:p text:style-name="P1"><text:tab/>return 0;</text:p>
      <text:p text:style-name="P1">}</text:p>
      <text:p text:style-name="P7"/>
      <text:p text:style-name="P7">Сначала мы объявляем переменную count и присваиваем ей значение 0. Далее проверяется условие count &lt; 10, а так как count равен 0, то условие 0 &lt; 10 имеет значение true. Следовательно, выполняется тело цикла, в котором мы выводим в консоль переменную count (т.е. значение 0).</text:p>
      <text:p text:style-name="P7">Затем выполняется выражение ++count, т.е. инкремент переменной. Затем цикл снова возвращается к проверке условия. Условие 1 &lt; 10 имеет значение true, поэтому тело цикла выполняется опять. Выводится 1, а переменная count увеличивается уже до значения 2. Условие 2 &lt; 10 является истинным, поэтому выводится 2, а count увеличивается до 3 и так далее.</text:p>
      <text:p text:style-name="P7">В конце концов, count увеличивается до 10, а условие 10 &lt; 10 является ложным, и цикл завершается. Следовательно, результат выполнения программы:</text:p>
      <text:p text:style-name="P7"/>
      <text:p text:style-name="P1">0 1 2 3 4 5 6 7 8 9</text:p>
      <text:h text:style-name="Heading_20_3" text:outline-level="3"><text:soft-page-break/>Пропущенные выражения в цикле</text:h>
      <text:p text:style-name="P7"/>
      <text:p text:style-name="P7">Также в циклах можно пропускать одно или сразу все выражения, например:</text:p>
      <text:p text:style-name="P7"/>
      <text:p text:style-name="P1">#include &lt;iostream&gt;</text:p>
      <text:p text:style-name="P1"><text:s/></text:p>
      <text:p text:style-name="P1">int main()</text:p>
      <text:p text:style-name="P1">{</text:p>
      <text:p text:style-name="P1"><text:tab/>int count = 0;</text:p>
      <text:p text:style-name="P1"><text:tab/>for (; count &lt; 10; )</text:p>
      <text:p text:style-name="P1"><text:tab/>{</text:p>
      <text:p text:style-name="P1"><text:tab/><text:tab/>std::cout &lt;&lt; count &lt;&lt; " ";</text:p>
      <text:p text:style-name="P1"><text:tab/><text:tab/>++count;</text:p>
      <text:p text:style-name="P1"><text:tab/>}</text:p>
      <text:p text:style-name="P1"><text:s/></text:p>
      <text:p text:style-name="P1"><text:tab/>return 0;</text:p>
      <text:p text:style-name="P1">}</text:p>
      <text:p text:style-name="P7"/>
      <text:p text:style-name="P7">Результат:</text:p>
      <text:p text:style-name="P7"/>
      <text:p text:style-name="P1">0 1 2 3 4 5 6 7 8 9</text:p>
      <text:p text:style-name="P7"/>
      <text:p text:style-name="P7">Стоит отметить, что подобное приведет к бесконечному циклу:</text:p>
      <text:p text:style-name="P7"/>
      <text:p text:style-name="P1">for (;;)</text:p>
      <text:p text:style-name="P1"><text:s text:c="4"/>тело цикла;</text:p>
      <text:p text:style-name="P7"/>
      <text:p text:style-name="P7">Вышеприведенный пример эквивалентен:</text:p>
      <text:p text:style-name="P7"/>
      <text:p text:style-name="P1">while (true)</text:p>
      <text:p text:style-name="P1"><text:s text:c="4"/>тело цикла;</text:p>
      <text:p text:style-name="P7"/>
      <text:h text:style-name="Heading_20_3" text:outline-level="3">Объявления переменных в цикле for</text:h>
      <text:p text:style-name="P7"/>
      <text:p text:style-name="P7">Хотя в циклах for обычно используется только один счетчик, иногда могут возникать ситуации, когда нужно работать сразу с несколькими переменными. Для этого используется оператор Запятая. Например:</text:p>
      <text:p text:style-name="P7"/>
      <text:p text:style-name="P1">#include &lt;iostream&gt;</text:p>
      <text:p text:style-name="P1"><text:s/></text:p>
      <text:p text:style-name="P1">int main()</text:p>
      <text:p text:style-name="P1">{</text:p>
      <text:p text:style-name="P1"><text:tab/>int aaa, bbb;</text:p>
      <text:p text:style-name="P1"><text:tab/>for (aaa = 0, bbb = 9; aaa &lt; 10; ++aaa, --bbb)</text:p>
      <text:p text:style-name="P1"><text:tab/><text:tab/>std::cout &lt;&lt; aaa &lt;&lt; " " &lt;&lt; bbb &lt;&lt; std::endl;</text:p>
      <text:p text:style-name="P1"><text:s/></text:p>
      <text:p text:style-name="P1"><text:tab/>return 0;</text:p>
      <text:p text:style-name="P1">}</text:p>
      <text:p text:style-name="P7"/>
      <text:p text:style-name="P7"><text:soft-page-break/>Этот цикл присваивает значения двум ранее объявленным переменным: aaa = 0 и bbb = 9. Только с каждой итерацией переменная aaa увеличивается на единицу, а bbb — уменьшается на единицу.</text:p>
      <text:p text:style-name="P7"/>
      <text:p text:style-name="P7">Результат выполнения программы:</text:p>
      <text:p text:style-name="P7"/>
      <text:p text:style-name="P1">0 9</text:p>
      <text:p text:style-name="P1">1 8</text:p>
      <text:p text:style-name="P1">2 7</text:p>
      <text:p text:style-name="P1">3 6</text:p>
      <text:p text:style-name="P1">4 5</text:p>
      <text:p text:style-name="P1">5 4</text:p>
      <text:p text:style-name="P1">6 3</text:p>
      <text:p text:style-name="P1">7 2</text:p>
      <text:p text:style-name="P1">8 1</text:p>
      <text:p text:style-name="P1">9 0</text:p>
      <text:p text:style-name="P7"/>
      <text:p text:style-name="P7">Примечание: Вышеприведенный цикл можно переписать следующим образом:</text:p>
      <text:p text:style-name="P7"/>
      <text:p text:style-name="P1">#include &lt;iostream&gt;</text:p>
      <text:p text:style-name="P1"><text:s/></text:p>
      <text:p text:style-name="P1">int main()</text:p>
      <text:p text:style-name="P1">{</text:p>
      <text:p text:style-name="P1"><text:tab/>for (int aaa = 0, bbb = 9; aaa &lt; 10; ++aaa, --bbb)</text:p>
      <text:p text:style-name="P1"><text:tab/><text:tab/>std::cout &lt;&lt; aaa &lt;&lt; " " &lt;&lt; bbb &lt;&lt; std::endl;</text:p>
      <text:p text:style-name="P1"><text:s/></text:p>
      <text:p text:style-name="P1"><text:tab/>return 0;</text:p>
      <text:p text:style-name="P1">}</text:p>
      <text:p text:style-name="P7"/>
      <text:p text:style-name="P7">В этом случае запятая в объявлении переменных является частью синтаксиса, а не использованием оператора Запятая. Но эффект идентичен.</text:p>
      <text:p text:style-name="P7"/>
      <text:h text:style-name="Heading_20_3" text:outline-level="3">Вложенные циклы for</text:h>
      <text:p text:style-name="P7"/>
      <text:p text:style-name="P7">Подобно другим типам циклов, одни циклы for могут быть вложены в другие циклы for. В следующем примере мы разместили один for внутри другого for:</text:p>
      <text:p text:style-name="P7"/>
      <text:p text:style-name="P1">#include &lt;iostream&gt;</text:p>
      <text:p text:style-name="P1"><text:s/></text:p>
      <text:p text:style-name="P1">int main()</text:p>
      <text:p text:style-name="P1">{</text:p>
      <text:p text:style-name="P1"><text:tab/>for (char c = 'a'; c &lt;= 'e'; ++c) // внешний цикл по буквам</text:p>
      <text:p text:style-name="P1"><text:tab/>{</text:p>
      <text:p text:style-name="P1"><text:tab/><text:tab/>std::cout &lt;&lt; c; // сначала выводим букву</text:p>
      <text:p text:style-name="P1"><text:tab/><text:tab/></text:p>
      <text:p text:style-name="P1"><text:tab/><text:tab/>for (int i = 0; i &lt; 3; ++i) // внутренний цикл по числам</text:p>
      <text:p text:style-name="P1"><text:tab/><text:tab/><text:tab/>std::cout &lt;&lt; i;</text:p>
      <text:p text:style-name="P1"><text:s/></text:p>
      <text:p text:style-name="P1"><text:tab/><text:tab/>std::cout &lt;&lt; '\n';</text:p>
      <text:p text:style-name="P1"><text:tab/>}</text:p>
      <text:p text:style-name="P1"><text:s/></text:p>
      <text:p text:style-name="P1"><text:soft-page-break/><text:tab/>return 0;</text:p>
      <text:p text:style-name="P1">}</text:p>
      <text:p text:style-name="P7"/>
      <text:p text:style-name="P7">С одной итерацией внешнего цикла выполняется три итерации внутреннего цикла. Следовательно, результат выполнения программы:</text:p>
      <text:p text:style-name="P7"/>
      <text:p text:style-name="P1">a012</text:p>
      <text:p text:style-name="P1">b012</text:p>
      <text:p text:style-name="P1">c012</text:p>
      <text:p text:style-name="P1">d012</text:p>
      <text:p text:style-name="P1">e012</text:p>
      <text:p text:style-name="P7"/>
      <text:h text:style-name="Heading_20_2" text:outline-level="2">Операторы break и continue</text:h>
      <text:p text:style-name="P7"/>
      <text:p text:style-name="P7">Хотя вы уже видели оператор break в связке с оператором switch, все же он заслуживает большего внимания, поскольку может использоваться и с циклами. Оператор break приводит к завершению выполнения циклов do, for или while.</text:p>
      <text:p text:style-name="P7"/>
      <text:h text:style-name="Heading_20_3" text:outline-level="3">break и switch</text:h>
      <text:p text:style-name="P7"/>
      <text:p text:style-name="P7">В контексте оператора switch оператор break обычно используется в конце каждого кейса для его завершения (предотвращая fall-through):</text:p>
      <text:p text:style-name="P7"/>
      <text:p text:style-name="P1">switch (op)</text:p>
      <text:p text:style-name="P1">{</text:p>
      <text:p text:style-name="P1"><text:s text:c="4"/>case '+':</text:p>
      <text:p text:style-name="P1"><text:s text:c="8"/>doAddition(a, b);</text:p>
      <text:p text:style-name="P1"><text:s text:c="8"/>break;</text:p>
      <text:p text:style-name="P1"><text:s text:c="4"/>case '-':</text:p>
      <text:p text:style-name="P1"><text:s text:c="8"/>doSubtraction(a, b);</text:p>
      <text:p text:style-name="P1"><text:s text:c="8"/>break;</text:p>
      <text:p text:style-name="P1"><text:s text:c="4"/>case '*':</text:p>
      <text:p text:style-name="P1"><text:s text:c="8"/>doMultiplication(a, b);</text:p>
      <text:p text:style-name="P1"><text:s text:c="8"/>break;</text:p>
      <text:p text:style-name="P1"><text:s text:c="4"/>case '/':</text:p>
      <text:p text:style-name="P1"><text:s text:c="8"/>doDivision(a, b);</text:p>
      <text:p text:style-name="P1"><text:s text:c="8"/>break;</text:p>
      <text:p text:style-name="P1">}</text:p>
      <text:p text:style-name="P7"/>
      <text:h text:style-name="Heading_20_3" text:outline-level="3">break и циклы</text:h>
      <text:p text:style-name="P7"/>
      <text:p text:style-name="P7">В контексте циклов оператор break используется для завершения работы цикла раньше времени:</text:p>
      <text:p text:style-name="P7"/>
      <text:p text:style-name="P1">#include &lt;iostream&gt;</text:p>
      <text:p text:style-name="P1"><text:s/></text:p>
      <text:p text:style-name="P1">int main()</text:p>
      <text:p text:style-name="P1">{</text:p>
      <text:p text:style-name="P1"><text:s text:c="4"/>int sum = 0;</text:p>
      <text:p text:style-name="P1"><text:soft-page-break/><text:s/></text:p>
      <text:p text:style-name="P1"><text:s text:c="4"/>// Разрешаем пользователю ввести до 10 чисел</text:p>
      <text:p text:style-name="P1"><text:s text:c="4"/>for (int count=0; count &lt; 10; ++count)</text:p>
      <text:p text:style-name="P1"><text:s text:c="4"/>{</text:p>
      <text:p text:style-name="P1"><text:s text:c="8"/>std::cout &lt;&lt; "Enter a number to add, or 0 to exit: ";</text:p>
      <text:p text:style-name="P1"><text:s text:c="8"/>int val;</text:p>
      <text:p text:style-name="P1"><text:s text:c="8"/>std::cin &gt;&gt; val;</text:p>
      <text:p text:style-name="P1"><text:s/></text:p>
      <text:p text:style-name="P1"><text:s text:c="8"/>// Выходим из цикла, если пользователь введет 0</text:p>
      <text:p text:style-name="P1"><text:s text:c="8"/>if (val == 0)</text:p>
      <text:p text:style-name="P1"><text:s text:c="12"/>break;</text:p>
      <text:p text:style-name="P1"><text:s/></text:p>
      <text:p text:style-name="P1"><text:s text:c="8"/>// В противном случае, добавляем число к общей сумме</text:p>
      <text:p text:style-name="P1"><text:s text:c="8"/>sum += val;</text:p>
      <text:p text:style-name="P1"><text:s text:c="4"/>}</text:p>
      <text:p text:style-name="P1"><text:s/></text:p>
      <text:p text:style-name="P1"><text:s text:c="4"/>std::cout &lt;&lt; "The sum of all the numbers you entered is " &lt;&lt; sum &lt;&lt; "\n";</text:p>
      <text:p text:style-name="P1"><text:s/></text:p>
      <text:p text:style-name="P1"><text:s text:c="4"/>return 0;</text:p>
      <text:p text:style-name="P1">}</text:p>
      <text:p text:style-name="P7"/>
      <text:p text:style-name="P7">Эта программа позволяет пользователю ввести до 10 чисел и в конце подсчитывает их сумму. Если пользователь введет 0, то выполнится break и цикл завершится (не важно, сколько чисел в этот момент успел ввести пользователь).</text:p>
      <text:p text:style-name="P7">Обратите внимание, оператор break может использоваться и для выхода из бесконечного цикла:</text:p>
      <text:p text:style-name="P7"/>
      <text:p text:style-name="P1">#include &lt;iostream&gt;</text:p>
      <text:p text:style-name="P1"><text:s/></text:p>
      <text:p text:style-name="P1">int main()</text:p>
      <text:p text:style-name="P1">{</text:p>
      <text:p text:style-name="P1"><text:s text:c="4"/>while (true) // бесконечный цикл</text:p>
      <text:p text:style-name="P1"><text:s text:c="4"/>{</text:p>
      <text:p text:style-name="P1"><text:s text:c="8"/>std::cout &lt;&lt; "Enter 0 to exit or anything else to continue: ";</text:p>
      <text:p text:style-name="P1"><text:s text:c="8"/>int val;</text:p>
      <text:p text:style-name="P1"><text:s text:c="8"/>std::cin &gt;&gt; val;</text:p>
      <text:p text:style-name="P1"><text:s/></text:p>
      <text:p text:style-name="P1"><text:s text:c="8"/>// Выходим из цикла, если пользователь ввел 0</text:p>
      <text:p text:style-name="P1"><text:s text:c="8"/>if (val == 0)</text:p>
      <text:p text:style-name="P1"><text:s text:c="12"/>break;</text:p>
      <text:p text:style-name="P1"><text:s text:c="4"/>}</text:p>
      <text:p text:style-name="P1"><text:s/></text:p>
      <text:p text:style-name="P1"><text:s text:c="4"/>std::cout &lt;&lt; "We're out!\n";</text:p>
      <text:p text:style-name="P1"><text:s/></text:p>
      <text:p text:style-name="P1"><text:s text:c="4"/>return 0;</text:p>
      <text:p text:style-name="P1">}</text:p>
      <text:p text:style-name="P7"/>
      <text:h text:style-name="Heading_20_3" text:outline-level="3">break и return</text:h>
      <text:p text:style-name="P7"/>
      <text:p text:style-name="P7">Новички часто путают или не понимают разницы между операторами break и return. Оператор break завершает работу switch или цикла, а выполнение кода продолжается с <text:soft-page-break/>первого стейтмента, который находится сразу же после этого switch или цикла. Оператор return завершает выполнение всей функции, в которой находится цикл, а выполнение продолжается в точке после вызова функции:</text:p>
      <text:p text:style-name="P7"/>
      <text:p text:style-name="P1">#include &lt;iostream&gt;</text:p>
      <text:p text:style-name="P1"><text:s/></text:p>
      <text:p text:style-name="P1">int breakOrReturn()</text:p>
      <text:p text:style-name="P1">{</text:p>
      <text:p text:style-name="P1"><text:s text:c="4"/>while (true) // бесконечный цикл</text:p>
      <text:p text:style-name="P1"><text:s text:c="4"/>{</text:p>
      <text:p text:style-name="P1"><text:s text:c="8"/>std::cout &lt;&lt; "Enter 'b' to break or 'r' to return: ";</text:p>
      <text:p text:style-name="P1"><text:s text:c="8"/>char sm;</text:p>
      <text:p text:style-name="P1"><text:s text:c="8"/>std::cin &gt;&gt; sm;</text:p>
      <text:p text:style-name="P1"><text:s/></text:p>
      <text:p text:style-name="P1"><text:s text:c="8"/>if (sm == 'b')</text:p>
      <text:p text:style-name="P1"><text:s text:c="12"/>break; // выполнение кода продолжится с первого стейтмента после цикла</text:p>
      <text:p text:style-name="P1"><text:s/></text:p>
      <text:p text:style-name="P1"><text:s text:c="8"/>if (sm == 'r')</text:p>
      <text:p text:style-name="P1"><text:s text:c="12"/>return 1; // выполнение return приведет к тому, что управление сразу возвратится в caller (в этом случае, в функцию main())</text:p>
      <text:p text:style-name="P1"><text:s text:c="4"/>}</text:p>
      <text:p text:style-name="P1"><text:s/></text:p>
      <text:p text:style-name="P1"><text:s text:c="4"/>// Использование оператора break приведет к тому, что выполнение цикла продолжится здесь</text:p>
      <text:p text:style-name="P1"><text:s/></text:p>
      <text:p text:style-name="P1"><text:s text:c="4"/>std::cout &lt;&lt; "We broke out of the loop\n";</text:p>
      <text:p text:style-name="P1"><text:s/></text:p>
      <text:p text:style-name="P1"><text:s text:c="4"/>return 0;</text:p>
      <text:p text:style-name="P1">}</text:p>
      <text:p text:style-name="P1"><text:s/></text:p>
      <text:p text:style-name="P1">int main()</text:p>
      <text:p text:style-name="P1">{</text:p>
      <text:p text:style-name="P1"><text:s text:c="4"/>int returnValue = breakOrReturn();</text:p>
      <text:p text:style-name="P1"><text:s text:c="4"/>std::cout &lt;&lt; "Function breakOrContinue returned " &lt;&lt; returnValue &lt;&lt; '\n';</text:p>
      <text:p text:style-name="P1"><text:s/></text:p>
      <text:p text:style-name="P1"><text:s text:c="4"/>return 0;</text:p>
      <text:p text:style-name="P1">}</text:p>
      <text:p text:style-name="P7"/>
      <text:h text:style-name="Heading_20_3" text:outline-level="3">Оператор continue</text:h>
      <text:p text:style-name="P7"/>
      <text:p text:style-name="P7">Оператор continue позволяет сразу перейти в конец тела цикла, пропуская весь код, который находится под ним. Это полезно в тех случаях, когда мы хотим завершить текущую итерацию раньше времени. Например:</text:p>
      <text:p text:style-name="P7"/>
      <text:p text:style-name="P1">#include &lt;iostream&gt;</text:p>
      <text:p text:style-name="P1"><text:s/></text:p>
      <text:p text:style-name="P1">int main()</text:p>
      <text:p text:style-name="P1">{</text:p>
      <text:p text:style-name="P1"><text:tab/>for (int count = 0; count &lt; 20; ++count)</text:p>
      <text:p text:style-name="P1"><text:tab/>{</text:p>
      <text:p text:style-name="P1"><text:soft-page-break/><text:tab/><text:tab/>// Если число делится нацело на 4, то пропускаем весь код в этой итерации после continue </text:p>
      <text:p text:style-name="P1"><text:tab/><text:tab/>if ((count % 4) == 0)</text:p>
      <text:p text:style-name="P1"><text:tab/><text:tab/><text:tab/>continue; // пропускаем всё и переходим в конец тела цикла </text:p>
      <text:p text:style-name="P1"><text:s/></text:p>
      <text:p text:style-name="P1"><text:tab/><text:tab/>// Если число не делится нацело на 4, то выполнение кода продолжается</text:p>
      <text:p text:style-name="P1"><text:tab/><text:tab/>std::cout &lt;&lt; count &lt;&lt; std::endl;</text:p>
      <text:p text:style-name="P1"><text:s/></text:p>
      <text:p text:style-name="P1"><text:tab/><text:tab/>// Точка выполнения после оператора continue перемещается сюда </text:p>
      <text:p text:style-name="P1"><text:tab/>}</text:p>
      <text:p text:style-name="P1"><text:s/></text:p>
      <text:p text:style-name="P1"><text:tab/>return 0;</text:p>
      <text:p text:style-name="P1">}</text:p>
      <text:p text:style-name="P7"/>
      <text:p text:style-name="P7">Эта программа выведет все числа от 0 до 19, которые не делятся нацело на 4.</text:p>
      <text:p text:style-name="P7">В случае с циклом for часть инкремента/декремента счетчика по-прежнему выполняется даже после выполнения continue (так как инкремент/декремент происходит вне тела цикла).</text:p>
      <text:p text:style-name="P7">Будьте осторожны при использовании оператора continue с циклами while или do while. Поскольку в этих циклах инкремент счетчиков выполняется непосредственно в теле цикла, то использование continue может привести к тому, что цикл станет бесконечным! Например:</text:p>
      <text:p text:style-name="P7"/>
      <text:p text:style-name="P1">#include &lt;iostream&gt;</text:p>
      <text:p text:style-name="P1"><text:s/></text:p>
      <text:p text:style-name="P1">int main()</text:p>
      <text:p text:style-name="P1">{</text:p>
      <text:p text:style-name="P1"><text:tab/>int count(0);</text:p>
      <text:p text:style-name="P1"><text:tab/>while (count &lt; 10)</text:p>
      <text:p text:style-name="P1"><text:tab/>{</text:p>
      <text:p text:style-name="P1"><text:tab/><text:tab/>if (count == 5)</text:p>
      <text:p text:style-name="P1"><text:tab/><text:tab/><text:tab/>continue; // переходим в конец тела цикла</text:p>
      <text:p text:style-name="P1"><text:tab/><text:tab/>std::cout &lt;&lt; count &lt;&lt; " ";</text:p>
      <text:p text:style-name="P1"><text:tab/><text:tab/>++count;</text:p>
      <text:p text:style-name="P1"><text:s/></text:p>
      <text:p text:style-name="P1"><text:tab/><text:tab/>// Точка выполнения после оператора continue перемещается сюда</text:p>
      <text:p text:style-name="P1"><text:tab/>}</text:p>
      <text:p text:style-name="P1"><text:s/></text:p>
      <text:p text:style-name="P1"><text:tab/>return 0;</text:p>
      <text:p text:style-name="P1">}</text:p>
      <text:p text:style-name="P7"/>
      <text:p text:style-name="P7">Предполагается, что программа выведет все числа от 0 до 9, за исключением 5. Но на самом деле:</text:p>
      <text:p text:style-name="P7"/>
      <text:p text:style-name="P1">0 1 2 3 4</text:p>
      <text:p text:style-name="P7"/>
      <text:p text:style-name="P7">А затем цикл станет бесконечным. Когда значением count становится 5, то условие оператора if станет true, затем выполнится continue и мы, минуя вывод числа и инкремент счетчика, перейдем к следующей итерации. Переменная count так и не увеличится. Как результат, в следующей итерации переменная count по-прежнему останется со значением 5, а оператор if по-прежнему останется true, и цикл станет бесконечным.</text:p>
      <text:p text:style-name="P7">А вот правильное решение, но с использованием цикла do while:</text:p>
      <text:p text:style-name="P7"/>
      <text:p text:style-name="P1">#include &lt;iostream&gt;</text:p>
      <text:p text:style-name="P1"><text:soft-page-break/><text:s/></text:p>
      <text:p text:style-name="P1">int main()</text:p>
      <text:p text:style-name="P1">{</text:p>
      <text:p text:style-name="P1"><text:tab/>int count(0);</text:p>
      <text:p text:style-name="P1"><text:tab/>do</text:p>
      <text:p text:style-name="P1"><text:tab/>{</text:p>
      <text:p text:style-name="P1"><text:tab/><text:tab/>if (count == 5)</text:p>
      <text:p text:style-name="P1"><text:tab/><text:tab/><text:tab/>continue; // переходим в конец тела цикла </text:p>
      <text:p text:style-name="P1"><text:tab/><text:tab/>std::cout &lt;&lt; count &lt;&lt; " ";</text:p>
      <text:p text:style-name="P1"><text:s/></text:p>
      <text:p text:style-name="P1"><text:tab/><text:tab/>// Точка выполнения после оператора continue перемещается сюда</text:p>
      <text:p text:style-name="P1"><text:tab/>} while (++count &lt; 10); // этот код выполняется, так как он находится вне тела цикла</text:p>
      <text:p text:style-name="P1"><text:s/></text:p>
      <text:p text:style-name="P1"><text:tab/>return 0;</text:p>
      <text:p text:style-name="P1">}</text:p>
      <text:p text:style-name="P7"/>
      <text:p text:style-name="P7">Результат выполнения программы:</text:p>
      <text:p text:style-name="P7"/>
      <text:p text:style-name="P1">0 1 2 3 4 6 7 8 9</text:p>
      <text:p text:style-name="P1">break и continue</text:p>
      <text:p text:style-name="P7"/>
      <text:p text:style-name="P7">Многие учебники рекомендуют не использовать операторы break и continue, поскольку они приводят к произвольному перемещению точки выполнения программы по всему коду, что усложняет понимание и следование логике выполнения такого кода.</text:p>
      <text:p text:style-name="P7">Тем не менее, разумное использование операторов break и continue может улучшить читабельность циклов в программе, уменьшив при этом количество вложенных блоков и необходимость наличия сложной логики выполнения циклов. Например, рассмотрим следующую программу:</text:p>
      <text:p text:style-name="P7"/>
      <text:p text:style-name="P1">#include &lt;iostream&gt;</text:p>
      <text:p text:style-name="P1"><text:s/></text:p>
      <text:p text:style-name="P1">int main()</text:p>
      <text:p text:style-name="P1">{</text:p>
      <text:p text:style-name="P1"><text:s text:c="4"/>int count(0); // считаем количество итераций цикла</text:p>
      <text:p text:style-name="P1"><text:s text:c="4"/>bool exitLoop(false); // контролируем завершение выполнения цикла</text:p>
      <text:p text:style-name="P1"><text:s text:c="4"/>while (!exitLoop)</text:p>
      <text:p text:style-name="P1"><text:s text:c="4"/>{</text:p>
      <text:p text:style-name="P1"><text:s text:c="8"/>std::cout &lt;&lt; "Enter 'e' to exit this loop or any other key to continue: ";</text:p>
      <text:p text:style-name="P1"><text:s text:c="8"/>char sm;</text:p>
      <text:p text:style-name="P1"><text:s text:c="8"/>std::cin &gt;&gt; sm;</text:p>
      <text:p text:style-name="P1"><text:s/></text:p>
      <text:p text:style-name="P1"><text:s text:c="8"/>if (sm == 'e')</text:p>
      <text:p text:style-name="P1"><text:s text:c="12"/>exitLoop = true;</text:p>
      <text:p text:style-name="P1"><text:s text:c="8"/>else</text:p>
      <text:p text:style-name="P1"><text:s text:c="8"/>{</text:p>
      <text:p text:style-name="P1"><text:s text:c="12"/>++count;</text:p>
      <text:p text:style-name="P1"><text:s text:c="12"/>std::cout &lt;&lt; "We've iterated " &lt;&lt; count &lt;&lt; " times\n";</text:p>
      <text:p text:style-name="P1"><text:s text:c="8"/>}</text:p>
      <text:p text:style-name="P1"><text:s text:c="4"/>}</text:p>
      <text:p text:style-name="P1"><text:s/></text:p>
      <text:p text:style-name="P1"><text:s text:c="4"/>return 0;</text:p>
      <text:p text:style-name="P1"><text:soft-page-break/>}</text:p>
      <text:p text:style-name="P7"/>
      <text:p text:style-name="P7">Эта программа использует логическую переменную для выхода из цикла, а также вложенный блок, который запускается только в том случае, если пользователь не использует символ выхода.</text:p>
      <text:p text:style-name="P7">А вот более читабельная версия, но с использованием оператора break:</text:p>
      <text:p text:style-name="P7"/>
      <text:p text:style-name="P1">#include &lt;iostream&gt;</text:p>
      <text:p text:style-name="P1"><text:s/></text:p>
      <text:p text:style-name="P1">int main()</text:p>
      <text:p text:style-name="P1">{</text:p>
      <text:p text:style-name="P1"><text:s text:c="4"/>int count(0); // считаем количество итераций цикла</text:p>
      <text:p text:style-name="P1"><text:s text:c="4"/>while (true) // выполнение цикла продолжается, если его не завершит пользователь</text:p>
      <text:p text:style-name="P1"><text:s text:c="4"/>{</text:p>
      <text:p text:style-name="P1"><text:s text:c="8"/>std::cout &lt;&lt; "Enter 'e' to exit this loop or any other key to continue: ";</text:p>
      <text:p text:style-name="P1"><text:s text:c="8"/>char sm;</text:p>
      <text:p text:style-name="P1"><text:s text:c="8"/>std::cin &gt;&gt; sm;</text:p>
      <text:p text:style-name="P1"><text:s/></text:p>
      <text:p text:style-name="P1"><text:s text:c="8"/>if (sm == 'e')</text:p>
      <text:p text:style-name="P1"><text:s text:c="12"/>break;</text:p>
      <text:p text:style-name="P1"><text:s/></text:p>
      <text:p text:style-name="P1"><text:s text:c="8"/>++count;</text:p>
      <text:p text:style-name="P1"><text:s text:c="8"/>std::cout &lt;&lt; "We've iterated " &lt;&lt; count &lt;&lt; " times\n";</text:p>
      <text:p text:style-name="P1"><text:s text:c="4"/>}</text:p>
      <text:p text:style-name="P1"><text:s/></text:p>
      <text:p text:style-name="P1"><text:s text:c="4"/>return 0;</text:p>
      <text:p text:style-name="P1">}</text:p>
      <text:p text:style-name="P7"/>
      <text:p text:style-name="P7">Здесь (с одним оператором break) мы избежали использования как логической переменной (а также понимания того, зачем она и где используется), так и оператора else с вложенным блоком.</text:p>
      <text:p text:style-name="P7">Уменьшение количества используемых переменных и вложенных блоков улучшают читабельность и понимание кода намного больше, чем операторы break или continue могут нанести вред. По этой причине считается приемлемым их разумное использование.</text:p>
      <text:p text:style-name="P7"/>
      <text:h text:style-name="Heading_20_2" text:outline-level="2">Генерация случайных чисел</text:h>
      <text:p text:style-name="P7"/>
      <text:p text:style-name="P7">Возможность генерировать случайные числа очень полезна в некоторых видах программ, в частности, в играх, программах научного или статистического моделирования. Возьмем, к примеру, игры без рандомных (или «случайных») событий — монстры всегда будут атаковать вас одинаково, вы всегда будете находить одни и те же предметы/артефакты, макеты темниц и подземелий никогда не будут меняться и т.д. В общем, сюжет такой игры не очень интересен и вряд ли вы будете в нее долго играть.</text:p>
      <text:p text:style-name="P7"/>
      <text:h text:style-name="Heading_20_3" text:outline-level="3">Генератор псевдослучайных чисел</text:h>
      <text:p text:style-name="P7"/>
      <text:p text:style-name="P7">Так как же генерировать случайные числа? В реальной жизни мы часто бросаем монетку (орел/решка), кости или перетасовываем карты. Эти события включают в себя так много физических переменных (например, сила тяжести, трение, сопротивление воздуха и т.д.), что <text:soft-page-break/>они становятся почти невозможными для прогнозирования/контроля и выдают результаты, которые во всех смыслах являются случайными.</text:p>
      <text:p text:style-name="P7">Однако компьютеры не предназначены для использования физических переменных — они не могут подбросить монетку, бросить кости или перетасовать реальные карты. Компьютеры живут в контролируемом электрическом мире, где есть только два значения (true и false), чего-то среднего между ними нет. По своей природе компьютеры предназначены для получения прогнозируемых результатов. Когда мы говорим компьютеру посчитать, сколько будет 2 + 2, мы всегда хотим, чтобы ответом было 4 (не 3 и не 5).</text:p>
      <text:p text:style-name="P7">Следовательно, компьютеры неспособны генерировать случайные числа. Вместо этого они могут имитировать случайность, что достигается с помощью генераторов псевдослучайных чисел.</text:p>
      <text:p text:style-name="P7">Генератор псевдослучайных чисел (сокр. «ГПСЧ») — это программа, которая принимает стартовое/начальное значение и выполняет с ним определенные математические операции, чтобы конвертировать его в другое число, которое совсем не связано со стартовым. Затем программа использует новое сгенерированное значение и выполняет с ним те же математические операции, что и с начальным числом, чтобы конвертировать его в еще одно новое число — третье, которое не связано ни с первым, ни со вторым. Применяя этот алгоритм к последнему сгенерированному значению, программа может генерировать целый ряд новых чисел, которые будут казаться случайными (при условии, что алгоритм будет достаточно сложным).</text:p>
      <text:p text:style-name="P7">На самом деле, написать простой ГПСЧ не так уж и сложно. Вот небольшая программа, которая генерирует 100 рандомных чисел:</text:p>
      <text:p text:style-name="P7"/>
      <text:p text:style-name="P1">#include &lt;iostream&gt;</text:p>
      <text:p text:style-name="P1"><text:s/></text:p>
      <text:p text:style-name="P1">unsigned int PRNG()</text:p>
      <text:p text:style-name="P1">{</text:p>
      <text:p text:style-name="P1"><text:s text:c="4"/>// Наше стартовое число - 4 541</text:p>
      <text:p text:style-name="P1"><text:s text:c="4"/>static unsigned int seed = 4541;</text:p>
      <text:p text:style-name="P1"><text:s/></text:p>
      <text:p text:style-name="P1"><text:s text:c="4"/>// Берем стартовое число и, с его помощью, генерируем новое значение.</text:p>
      <text:p text:style-name="P1"><text:s text:c="4"/>// Из-за использования очень больших чисел (и переполнения) угадать следующее число исходя из предыдущего - очень сложно</text:p>
      <text:p text:style-name="P1"><text:s text:c="4"/>seed = (8253729 * seed + 2396403);</text:p>
      <text:p text:style-name="P1"><text:s/></text:p>
      <text:p text:style-name="P1"><text:s text:c="4"/>// Берем стартовое число и возвращаем значение в диапазоне от 0 до 32767</text:p>
      <text:p text:style-name="P1"><text:s text:c="4"/>return seed % 32768;</text:p>
      <text:p text:style-name="P1">}</text:p>
      <text:p text:style-name="P1"><text:s/></text:p>
      <text:p text:style-name="P1">int main()</text:p>
      <text:p text:style-name="P1">{</text:p>
      <text:p text:style-name="P1"><text:s text:c="4"/>// Выводим 100 случайных чисел</text:p>
      <text:p text:style-name="P1"><text:s text:c="4"/>for (int count=0; count &lt; 100; ++count)</text:p>
      <text:p text:style-name="P1"><text:s text:c="4"/>{</text:p>
      <text:p text:style-name="P1"><text:s text:c="8"/>std::cout &lt;&lt; PRNG() &lt;&lt; "\t";</text:p>
      <text:p text:style-name="P1"><text:s/></text:p>
      <text:p text:style-name="P1"><text:s text:c="8"/>// Если вывели 5 чисел, то вставляем символ новой строки</text:p>
      <text:p text:style-name="P1"><text:s text:c="8"/>if ((count+1) % 5 == 0)</text:p>
      <text:p text:style-name="P1"><text:s text:c="12"/>std::cout &lt;&lt; "\n";</text:p>
      <text:p text:style-name="P1"><text:tab/>}</text:p>
      <text:p text:style-name="P1">}</text:p>
      <text:p text:style-name="P7"/>
      <text:p text:style-name="P7"><text:soft-page-break/>Результат выполнения программы:</text:p>
      <text:p text:style-name="P7"/>
      <text:p text:style-name="P1">18256 <text:s text:c="2"/>4675 <text:s text:c="3"/>32406 <text:s text:c="2"/>6217 <text:s text:c="3"/>27484</text:p>
      <text:p text:style-name="P1">975 <text:s text:c="4"/>28066 <text:s text:c="2"/>13525 <text:s text:c="2"/>25960 <text:s text:c="2"/>2907</text:p>
      <text:p text:style-name="P1">12974 <text:s text:c="2"/>26465 <text:s text:c="2"/>13684 <text:s text:c="2"/>10471 <text:s text:c="2"/>19898</text:p>
      <text:p text:style-name="P1">12269 <text:s text:c="2"/>23424 <text:s text:c="2"/>23667 <text:s text:c="2"/>16070 <text:s text:c="2"/>3705</text:p>
      <text:p text:style-name="P1">22412 <text:s text:c="2"/>9727 <text:s text:c="3"/>1490 <text:s text:c="3"/>773 <text:s text:c="4"/>10648</text:p>
      <text:p text:style-name="P1">1419 <text:s text:c="3"/>8926 <text:s text:c="3"/>3473 <text:s text:c="3"/>20900 <text:s text:c="2"/>31511</text:p>
      <text:p text:style-name="P1">5610 <text:s text:c="3"/>11805 <text:s text:c="2"/>20400 <text:s text:c="2"/>1699 <text:s text:c="3"/>24310</text:p>
      <text:p text:style-name="P1">25769 <text:s text:c="2"/>9148 <text:s text:c="3"/>10287 <text:s text:c="2"/>32258 <text:s text:c="2"/>12597</text:p>
      <text:p text:style-name="P1">19912 <text:s text:c="2"/>24507 <text:s text:c="2"/>29454 <text:s text:c="2"/>5057 <text:s text:c="3"/>19924</text:p>
      <text:p text:style-name="P1">11591 <text:s text:c="2"/>15898 <text:s text:c="2"/>3149 <text:s text:c="3"/>9184 <text:s text:c="3"/>4307</text:p>
      <text:p text:style-name="P1">24358 <text:s text:c="2"/>6873 <text:s text:c="3"/>20460 <text:s text:c="2"/>2655 <text:s text:c="3"/>22066</text:p>
      <text:p text:style-name="P1">16229 <text:s text:c="2"/>20984 <text:s text:c="2"/>6635 <text:s text:c="3"/>9022 <text:s text:c="3"/>31217</text:p>
      <text:p text:style-name="P1">10756 <text:s text:c="2"/>16247 <text:s text:c="2"/>17994 <text:s text:c="2"/>19069 <text:s text:c="2"/>22544</text:p>
      <text:p text:style-name="P1">31491 <text:s text:c="2"/>16214 <text:s text:c="2"/>12553 <text:s text:c="2"/>23580 <text:s text:c="2"/>19599</text:p>
      <text:p text:style-name="P1">3682 <text:s text:c="3"/>11669 <text:s text:c="2"/>13864 <text:s text:c="2"/>13339 <text:s text:c="2"/>13166</text:p>
      <text:p text:style-name="P1">16417 <text:s text:c="2"/>26164 <text:s text:c="2"/>12711 <text:s text:c="2"/>11898 <text:s text:c="2"/>26797</text:p>
      <text:p text:style-name="P1">27712 <text:s text:c="2"/>17715 <text:s text:c="2"/>32646 <text:s text:c="2"/>10041 <text:s text:c="2"/>18508</text:p>
      <text:p text:style-name="P1">28351 <text:s text:c="2"/>9874 <text:s text:c="3"/>31685 <text:s text:c="2"/>31320 <text:s text:c="2"/>11851</text:p>
      <text:p text:style-name="P1">9118 <text:s text:c="3"/>26193 <text:s text:c="2"/>612 <text:s text:c="4"/>983 <text:s text:c="4"/>30378</text:p>
      <text:p text:style-name="P1">26333 <text:s text:c="2"/>24688 <text:s text:c="2"/>28515 <text:s text:c="2"/>8118 <text:s text:c="3"/>32105</text:p>
      <text:p text:style-name="P7"/>
      <text:p text:style-name="P7">Каждое число кажется случайным по отношению к предыдущему. Главный недостаток этого алгоритма — его примитивность.</text:p>
      <text:p text:style-name="P7"/>
      <text:h text:style-name="Heading_20_3" text:outline-level="3">Функции srand() и rand()</text:h>
      <text:p text:style-name="P7"/>
      <text:p text:style-name="P7">Языки Cи и C++ имеют свои собственные встроенные генераторы случайных чисел. Они реализованы в 2-х отдельных функциях, которые находятся в заголовочном файле cstdlib:</text:p>
      <text:p text:style-name="P7"/>
      <text:list xml:id="list1199911898" text:style-name="L3">
        <text:list-item>
          <text:p text:style-name="P12">Функция srand() устанавливает передаваемое пользователем значение в качестве стартового. srand() следует вызывать только один раз — в начале программы (обычно в верхней части функции main()).</text:p>
        </text:list-item>
        <text:list-item>
          <text:p text:style-name="P12">Функция rand() генерирует следующее случайное число в последовательности. Оно будет находиться в диапазоне от 0 до RAND_MAX (константа в cstdlib).</text:p>
        </text:list-item>
      </text:list>
      <text:p text:style-name="P7"/>
      <text:h text:style-name="Heading_20_3" text:outline-level="3">Стартовое число и последовательности в ГПСЧ</text:h>
      <text:p text:style-name="P7"/>
      <text:p text:style-name="P7">Если вы запустите вышеприведенную программу (генерация случайных чисел) несколько раз, то заметите, что в результатах всегда находятся одни и те же числа! Это означает, что, хотя каждое число в последовательности кажется случайным относительно предыдущего, вся последовательность не является случайной вообще! А это, в свою очередь, означает, что наша программа полностью предсказуема (одни и те же значения ввода приводят к одним и тем же значениям вывода). Бывают случаи, когда это может быть полезно или даже желательно (например, если вы хотите, чтобы научная симуляция повторялась, или вы пытаетесь исправить причины сбоя вашего генератора случайных подземелий в игре).</text:p>
      <text:p text:style-name="P7">Но в большинстве случаев это не совсем то, что нам нужно. Если вы пишете игру типа Hi-Lo (где у пользователя есть 10 попыток угадать число, а компьютер говорит ему, насколько его предположения близки или далеки от реального числа), вы бы не хотели, чтобы программа <text:soft-page-break/>выбирала одни и те же числа каждый раз. Поэтому давайте более подробно рассмотрим, почему это происходит и как это можно исправить.</text:p>
      <text:p text:style-name="P7">Помните, что каждое новое число в последовательности ГПСЧ генерируется исходя из предыдущего определенным способом. Таким образом, при постоянном начальном числе ГПСЧ всегда будет генерировать одну и ту же последовательность! В программе, приведенной выше, последовательность чисел всегда одинакова, так как стартовое число всегда равно 4541.</text:p>
      <text:p text:style-name="P7">Чтобы это исправить нам нужен способ выбрать стартовое число, которое не будет фиксированным значением. Первое, что приходит на ум — использовать рандомное число! Это хорошая мысль, но если нам нужно случайное число для генерации случайных чисел, то это какой-то замкнутый круг, вам не кажется? Оказывается, нам не обязательно использовать случайное стартовое число — нам просто нужно выбрать что-то, что будет меняться каждый раз при новом запуске программы. Затем мы сможем использовать наш ГПСЧ для генерации уникальной последовательности рандомных чисел исходя из уникального стартового числа.</text:p>
      <text:p text:style-name="P7">Общепринятым решением является использование системных часов. Каждый раз, при запуске программы, время будет другое. Если мы будем использовать значение времени в качестве стартового числа, то наша программа всегда будет генерировать разную последовательность чисел при каждом новом запуске!</text:p>
      <text:p text:style-name="P7">В языке Cи есть функция time(), которая возвращает в качестве времени общее количество секунд, прошедшее от полуночи 1 января 1970 года. Чтобы использовать эту функцию, нам просто нужно подключить заголовочный файл ctime, а затем инициализировать функцию srand() вызовом функции time(0).</text:p>
      <text:p text:style-name="P7">Вот вышеприведенная программа, но уже с использованием функции time() в качестве стартового числа:</text:p>
      <text:p text:style-name="P7"/>
      <text:p text:style-name="P1">#include &lt;iostream&gt;</text:p>
      <text:p text:style-name="P1">#include &lt;cstdlib&gt; // для функций rand() и srand()</text:p>
      <text:p text:style-name="P1">#include &lt;ctime&gt; // для функции time()</text:p>
      <text:p text:style-name="P1"><text:s/></text:p>
      <text:p text:style-name="P1">int main()</text:p>
      <text:p text:style-name="P1">{</text:p>
      <text:p text:style-name="P1"><text:s text:c="4"/>srand(static_cast&lt;unsigned int&gt;(time(0))); // устанавливаем значение системных часов в качестве стартового числа</text:p>
      <text:p text:style-name="P1"><text:s/></text:p>
      <text:p text:style-name="P1"><text:s text:c="4"/>for (int count=0; count &lt; 100; ++count)</text:p>
      <text:p text:style-name="P1"><text:s text:c="4"/>{</text:p>
      <text:p text:style-name="P1"><text:s text:c="8"/>std::cout &lt;&lt; rand() &lt;&lt; "\t";</text:p>
      <text:p text:style-name="P1"><text:s/></text:p>
      <text:p text:style-name="P1"><text:s text:c="8"/>// Если вывели 5 чисел, то вставляем символ новой строки</text:p>
      <text:p text:style-name="P1"><text:s text:c="8"/>if ((count+1) % 5 == 0)</text:p>
      <text:p text:style-name="P1"><text:s text:c="12"/>std::cout &lt;&lt; "\n";</text:p>
      <text:p text:style-name="P1"><text:tab/>}</text:p>
      <text:p text:style-name="P1">}</text:p>
      <text:p text:style-name="P7"/>
      <text:p text:style-name="P7">Теперь наша программа будет генерировать разные последовательности случайных чисел! </text:p>
      <text:p text:style-name="P7"/>
      <text:h text:style-name="Heading_20_3" text:outline-level="3">Генерация случайных чисел в заданном диапазоне</text:h>
      <text:p text:style-name="P7"/>
      <text:p text:style-name="P7">В большинстве случаев нам не нужны рандомные числа между 0 и RAND_MAX — нам нужны числа между двумя другими значениями: min и max. Например, если нам нужно сымитировать бросок кубика, то диапазон значений будет невелик: от 1 до 6.</text:p>
      <text:p text:style-name="P7"><text:soft-page-break/>Вот небольшая функция, которая конвертирует результат функции rand() в нужный нам диапазон значений:</text:p>
      <text:p text:style-name="P7"/>
      <text:p text:style-name="P1">// Генерируем рандомное число между значениями min и max.</text:p>
      <text:p text:style-name="P1">// Предполагается, что функцию srand() уже вызывали</text:p>
      <text:p text:style-name="P1">int getRandomNumber(int min, int max)</text:p>
      <text:p text:style-name="P1">{</text:p>
      <text:p text:style-name="P1"><text:s text:c="4"/>static const double fraction = 1.0 / (static_cast&lt;double&gt;(RAND_MAX) + 1.0); </text:p>
      <text:p text:style-name="P1"><text:s text:c="4"/>// Равномерно распределяем рандомное число в нашем диапазоне</text:p>
      <text:p text:style-name="P1"><text:s text:c="4"/>return static_cast&lt;int&gt;(rand() * fraction * (max - min + 1) + min);</text:p>
      <text:p text:style-name="P1">}</text:p>
      <text:p text:style-name="P7"/>
      <text:p text:style-name="P7">Чтобы сымитировать бросок кубика, вызываем функцию getRandomNumber(1, 6).</text:p>
      <text:p text:style-name="P7"/>
      <text:h text:style-name="Heading_20_3" text:outline-level="3">Какой ГПСЧ является хорошим?</text:h>
      <text:p text:style-name="P7"/>
      <text:p text:style-name="P7">Как мы уже говорили, генератор случайных чисел, который мы написали выше, не является очень хорошим. Сейчас рассмотрим почему.</text:p>
      <text:p text:style-name="P7">Хороший ГПСЧ должен иметь ряд свойств:</text:p>
      <text:p text:style-name="P7"/>
      <text:p text:style-name="P7">Свойство №1: ГПСЧ должен генерировать каждое новое число с примерно одинаковой вероятностью. Это называется равномерностью распределения. Если некоторые числа генерируются чаще, чем другие, то результат программы, использующей ГПСЧ, будет предсказуем! Например, предположим, вы пытаетесь написать генератор случайных предметов для игры. Вы выбираете случайное число от 1 до 10, и, если результатом будет 10, игрок получит крутой предмет вместо среднего. Шансы должны быть 1 к 10. Но, если ваш ГПСЧ неравномерно генерирует числа, например, десятки генерируются чаще, чем должны, то ваши игроки будут получать более редкие предметы чаще, чем предполагалось, и сложность, и интерес к такой игре автоматически уменьшаются.</text:p>
      <text:p text:style-name="P7">Создать ГПСЧ, который бы генерировал равномерные результаты — сложно, и это одна из главных причин, по которым ГПСЧ, который мы написали, не является очень хорошим.</text:p>
      <text:p text:style-name="P7"/>
      <text:p text:style-name="P7">Свойство №2: Метод, с помощью которого генерируется следующее число в последовательности, не должен быть очевиден или предсказуем. Например, рассмотрим следующий алгоритм ГПСЧ: num = num + 1. У него есть равномерность распределения рандомных чисел, но это не спасает его от примитивности и предсказуемости!</text:p>
      <text:p text:style-name="P7"/>
      <text:p text:style-name="P7">Свойство №3: ГПСЧ должен иметь хорошее диапазонное распределение чисел. Это означает, что маленькие, средние и большие числа должны возвращаться случайным образом. ГПСЧ, который возвращает все маленькие числа, а затем все большие — предсказуем и приведет к предсказуемым результатам.</text:p>
      <text:p text:style-name="P7"/>
      <text:p text:style-name="P7">Свойство №4: Период циклического повторения значений ГПСЧ должен быть максимально большим. Все ГПСЧ являются циклическими, т.е. в какой-то момент последовательность генерируемых чисел начнет повторяться. Как упоминалось ранее, ГПСЧ являются детерминированными, и с одним значением ввода мы получим одно и то же значение вывода. Подумайте, что произойдет, когда ГПСЧ сгенерирует число, которое уже ранее было сгенерировано. С этого момента начнется дублирование последовательности чисел между первым и последующим появлением этого числа. Длина этой последовательности называется периодом.</text:p>
      <text:p text:style-name="P7"/>
      <text:p text:style-name="P7"><text:soft-page-break/>Например, вот представлены первые 100 чисел, сгенерированные ГПСЧ с плохой периодичностью:</text:p>
      <text:p text:style-name="P7"/>
      <text:p text:style-name="P1">112 <text:s text:c="2"/>9 <text:s text:c="5"/>130 <text:s text:c="3"/>97 <text:s text:c="3"/>64</text:p>
      <text:p text:style-name="P1">31 <text:s text:c="3"/>152 <text:s text:c="3"/>119 <text:s text:c="3"/>86 <text:s text:c="3"/>53</text:p>
      <text:p text:style-name="P1">20 <text:s text:c="3"/>141 <text:s text:c="3"/>108 <text:s text:c="3"/>75 <text:s text:c="3"/>42</text:p>
      <text:p text:style-name="P1">9 <text:s text:c="4"/>130 <text:s text:c="3"/>97 <text:s text:c="4"/>64 <text:s text:c="3"/>31</text:p>
      <text:p text:style-name="P1">152 <text:s text:c="2"/>119 <text:s text:c="3"/>86 <text:s text:c="4"/>53 <text:s text:c="3"/>20</text:p>
      <text:p text:style-name="P1">141 <text:s text:c="2"/>108 <text:s text:c="3"/>75 <text:s text:c="4"/>42 <text:s text:c="4"/>9</text:p>
      <text:p text:style-name="P1">130 <text:s text:c="2"/>97 <text:s text:c="4"/>64 <text:s text:c="4"/>31 <text:s text:c="2"/>152</text:p>
      <text:p text:style-name="P1">119 <text:s text:c="2"/>86 <text:s text:c="4"/>53 <text:s text:c="4"/>20 <text:s text:c="2"/>141</text:p>
      <text:p text:style-name="P1">108 <text:s text:c="2"/>75 <text:s text:c="4"/>42 <text:s text:c="5"/>9 <text:s text:c="2"/>130</text:p>
      <text:p text:style-name="P1">97 <text:s text:c="3"/>64 <text:s text:c="4"/>31 <text:s text:c="3"/>152 <text:s text:c="2"/>119</text:p>
      <text:p text:style-name="P1">86 <text:s text:c="3"/>53 <text:s text:c="4"/>20 <text:s text:c="3"/>141 <text:s text:c="2"/>108</text:p>
      <text:p text:style-name="P1">75 <text:s text:c="3"/>42 <text:s text:c="5"/>9 <text:s text:c="3"/>130 <text:s text:c="3"/>97</text:p>
      <text:p text:style-name="P1">64 <text:s text:c="3"/>31 <text:s text:c="3"/>152 <text:s text:c="3"/>119 <text:s text:c="3"/>86</text:p>
      <text:p text:style-name="P1">53 <text:s text:c="3"/>20 <text:s text:c="3"/>141 <text:s text:c="3"/>108 <text:s text:c="3"/>75</text:p>
      <text:p text:style-name="P1">42 <text:s text:c="4"/>9 <text:s text:c="3"/>130 <text:s text:c="4"/>97 <text:s text:c="3"/>64</text:p>
      <text:p text:style-name="P1">31 <text:s text:c="2"/>152 <text:s text:c="3"/>119 <text:s text:c="4"/>86 <text:s text:c="3"/>53</text:p>
      <text:p text:style-name="P1">20 <text:s text:c="2"/>141 <text:s text:c="3"/>108 <text:s text:c="4"/>75 <text:s text:c="3"/>42</text:p>
      <text:p text:style-name="P1">9 <text:s text:c="3"/>130 <text:s text:c="4"/>97 <text:s text:c="4"/>64 <text:s text:c="3"/>31</text:p>
      <text:p text:style-name="P1">152 <text:s/>119 <text:s text:c="4"/>86 <text:s text:c="4"/>53 <text:s text:c="3"/>20</text:p>
      <text:p text:style-name="P1">141 <text:s/>108 <text:s text:c="4"/>75 <text:s text:c="4"/>42 <text:s text:c="4"/>9</text:p>
      <text:p text:style-name="P7"/>
      <text:p text:style-name="P7">Заметили, что он сгенерировал 9, как второе число, а затем как шестнадцатое? ГПСЧ застревает, генерируя последовательность между этими двумя 9-ми: 9-130-97-64-31-152-119-86-53-20-141-108-75-42- (повтор).</text:p>
      <text:p text:style-name="P7">Хороший ГПСЧ должен иметь длинный период для всех стартовых чисел. Разработка алгоритма, соответствующего этому требованию, может быть чрезвычайно сложной — большинство ГПСЧ имеют длинные периоды для одних начальных чисел и короткие для других. Если пользователь выбрал начальное число, которое имеет короткий период, то и результаты будут соответствующие.</text:p>
      <text:p text:style-name="P7">Несмотря на сложность разработки алгоритмов, отвечающих всем этим критериям, в этой области было проведено большое количество исследований, так как разные ГПСЧ активно используются в важных отраслях науки.</text:p>
      <text:p text:style-name="P7"/>
      <text:h text:style-name="Heading_20_3" text:outline-level="3">Отладка программ, использующих случайные числа</text:h>
      <text:p text:style-name="P7"/>
      <text:p text:style-name="P7">Программы, которые используют случайные числа, трудно отлаживать, так как при каждом запуске такой программы мы будем получать разные результаты. А чтобы успешно проводить отладку программ, нужно удостовериться, что наша программа выполняется одинаково при каждом её запуске. Таким образом, мы сможем быстро узнать расположение ошибки и изолировать этот участок кода.</text:p>
      <text:p text:style-name="P7">Поэтому, проводя отладку программы, полезно использовать в качестве стартового числа (с использованием функции srand()) определенное значение (например, 0), которое вызовет ошибочное поведение программы. Это будет гарантией того, что наша программа каждый раз генерирует одни и те же результаты (что значительно облегчит процесс отладки). После того, как мы найдем и исправим ошибку, мы сможем снова использовать системные часы для генерации рандомных результатов.</text:p>
      <text:p text:style-name="P7"/>
      <text:h text:style-name="Heading_20_3" text:outline-level="3"><text:soft-page-break/>Рандомные числа в C++11</text:h>
      <text:p text:style-name="P7"/>
      <text:p text:style-name="P7">В C++11 добавили <text:span text:style-name="T3">очень много</text:span> нового функционала для генерации случайных чисел, включая алгоритм Вихрь Мерсенна, а также разные виды генераторов случайных чисел (например, равномерные, генератор Poisson и пр.). Доступ к ним осуществляется через подключение заголовочного файла random. Вот пример генерации случайных чисел в C++11 с использованием Вихря Мерсенна:</text:p>
      <text:p text:style-name="P7"/>
      <text:p text:style-name="P3">#include &lt;iostream&gt;</text:p>
      <text:p text:style-name="P3">// #include &lt;ctime&gt; // раскомментируйте, если используете Code::Blocks</text:p>
      <text:p text:style-name="P3">#include &lt;random&gt; // для std::random_device и std::mt19937</text:p>
      <text:p text:style-name="P3"><text:s/></text:p>
      <text:p text:style-name="P3">int main()</text:p>
      <text:p text:style-name="P3">{</text:p>
      <text:p text:style-name="P3"><text:s text:c="4"/>std::random_device rd; </text:p>
      <text:p text:style-name="P3"><text:s text:c="4"/>std::mt19937 mersenne(rd()); // инициализируем Вихрь Мерсенна случайным стартовым числом </text:p>
      <text:p text:style-name="P3"><text:s/></text:p>
      <text:p text:style-name="P3">// Примечание: Из-за одного бага в компиляторе Code::Blocks (если вы используете Code::Blocks в Windows) - удалите две строки кода выше и раскомментируйте следующую строку:</text:p>
      <text:p text:style-name="P3">// std::mt19937 mersenne(static_cast&lt;unsigned int&gt;(time(0))); // инициализируем Вихрь Мерсенна случайным стартовым числом</text:p>
      <text:p text:style-name="P3"><text:s/></text:p>
      <text:p text:style-name="P3"><text:s text:c="4"/>// Выводим несколько случайных чисел</text:p>
      <text:p text:style-name="P3"><text:s text:c="4"/>for (int count = 0; count &lt; 48; ++count)</text:p>
      <text:p text:style-name="P3"><text:s text:c="4"/>{</text:p>
      <text:p text:style-name="P3"><text:s text:c="8"/>std::cout &lt;&lt; mersenne() &lt;&lt; "\t";</text:p>
      <text:p text:style-name="P3"><text:s/></text:p>
      <text:p text:style-name="P3"><text:s text:c="8"/>// Если вывели 5 чисел, то вставляем символ новой строки</text:p>
      <text:p text:style-name="P3"><text:s text:c="8"/>if ((count + 1) % 5 == 0)</text:p>
      <text:p text:style-name="P3"><text:s text:c="12"/>std::cout &lt;&lt; "\n";</text:p>
      <text:p text:style-name="P3"><text:s text:c="4"/>}</text:p>
      <text:p text:style-name="P3">}</text:p>
      <text:p text:style-name="P7"/>
      <text:p text:style-name="P7">Вихрь Мерсенна генерирует случайные 32-битные целые числа unsigned, что позволяет использовать гораздо больший диапазон значений. Существует также версия (std::mt19937_64) для генерации 64-битных целых чисел unsigned!</text:p>
      <text:p text:style-name="P7"/>
      <text:h text:style-name="Heading_20_2" text:outline-level="2">Обработка некорректного пользовательского ввода</text:h>
      <text:p text:style-name="P7"/>
      <text:h text:style-name="Heading_20_3" text:outline-level="3">std::cin, буфер данных и извлечение</text:h>
      <text:p text:style-name="P7"/>
      <text:p text:style-name="P7">Прежде чем разбираться с обработкой некорректного ввода через std::cin и оператор &gt;&gt;, давайте сначала рассмотрим их принцип работы.</text:p>
      <text:p text:style-name="P7">Процесс, когда мы используем оператор &gt;&gt; для получения данных от пользователя и размещение этих данных в определенной переменной, называется извлечением. Соответственно, оператор &gt;&gt; называется оператором извлечения.</text:p>
      <text:p text:style-name="P7"><text:soft-page-break/>Когда пользователь вводит данные в ответ на операцию извлечения, то эти данные помещаются в буфер std::cin. Буфер данных — это просто часть памяти, зарезервированная для временного хранения данных, когда они перемещаются из одного места в другое. В этом случае буфер используется для хранения пользовательского ввода, пока он находится в режиме ожидания выделения для него переменных.</text:p>
      <text:p text:style-name="P7">При использовании оператора извлечения, выполняется следующая процедура:</text:p>
      <text:p text:style-name="P7"/>
      <text:list xml:id="list95537789" text:style-name="L4">
        <text:list-item>
          <text:p text:style-name="P13">Если во входном буфере есть данные, то эти данные используются для извлечения.</text:p>
        </text:list-item>
        <text:list-item>
          <text:p text:style-name="P13">Если во входном буфере нет данных, то пользователю предлагается ввести данные (обычно именно это и происходит в большинстве случаев). Когда пользователь нажимает Enter, символ новой строки \n помещается во входной буфер.</text:p>
        </text:list-item>
        <text:list-item>
          <text:p text:style-name="P13">Оператор &gt;&gt; извлекает столько данных из входного буфера в переменную, сколько позволяет размер самой переменной (игнорируя любые пробелы, табы или \n).</text:p>
        </text:list-item>
        <text:list-item>
          <text:p text:style-name="P13">Любые данные, которые не были извлечены, остаются во входном буфере для последующего извлечения.</text:p>
        </text:list-item>
      </text:list>
      <text:p text:style-name="P7"/>
      <text:p text:style-name="P7">Извлечение данных считается успешным, если по крайней мере один символ был извлечен из входного буфера. Оставшиеся данные во входном буфере используются для последующих извлечений. Например:</text:p>
      <text:p text:style-name="P7"/>
      <text:p text:style-name="P1">int a;</text:p>
      <text:p text:style-name="P1">std::cin &gt;&gt; a;</text:p>
      <text:p text:style-name="P7"/>
      <text:p text:style-name="P7">Если пользователь введет 7d, то 7 будет извлечено, преобразовано в целое число и присвоено переменной a. А d\n останется во входном буфере дожидаться следующего извлечения.</text:p>
      <text:p text:style-name="P7">Извлечение не выполняется, если данные ввода не соответствуют типу переменной, выделенной для них. Например:</text:p>
      <text:p text:style-name="P7"/>
      <text:p text:style-name="P1">int a;</text:p>
      <text:p text:style-name="P1">std::cin &gt;&gt; a;</text:p>
      <text:p text:style-name="P7"/>
      <text:p text:style-name="P7">Если бы пользователь ввел z, то извлечение не выполнилось бы, так как z не может быть извлечено в целочисленную переменную.</text:p>
      <text:p text:style-name="P7"/>
      <text:h text:style-name="Heading_20_3" text:outline-level="3">Проверка пользовательского ввода</text:h>
      <text:p text:style-name="P7"/>
      <text:p text:style-name="P7">Существует три основных способа проверки пользовательского ввода:</text:p>
      <text:p text:style-name="P8"/>
      <text:p text:style-name="P8">До ввода:</text:p>
      <text:list xml:id="list279144804" text:style-name="L5">
        <text:list-item>
          <text:p text:style-name="P14">Предотвращение некорректного пользовательского ввода.</text:p>
        </text:list-item>
      </text:list>
      <text:p text:style-name="P7">После ввода:</text:p>
      <text:list xml:id="list695589948" text:style-name="L6">
        <text:list-item>
          <text:p text:style-name="P15">Пользователь может вводить всё, что хочет, но осуществляется последующая проверка данных. Если проверка прошла успешно, то выполняется перемещение данных в переменную.</text:p>
        </text:list-item>
        <text:list-item>
          <text:p text:style-name="P15">Пользователь может вводить всё, что хочет, но при операции извлечения данных оператором &gt;&gt; параллельно решаются возможные ошибки.</text:p>
        </text:list-item>
      </text:list>
      <text:p text:style-name="P7"/>
      <text:p text:style-name="P7">Рассмотрим следующую программу «Калькулятор», которая не имеет обработки ошибок:</text:p>
      <text:p text:style-name="P7"/>
      <text:p text:style-name="P1">#include &lt;iostream&gt;</text:p>
      <text:p text:style-name="P1"><text:s/></text:p>
      <text:p text:style-name="P1"><text:soft-page-break/>double getValue()</text:p>
      <text:p text:style-name="P1">{</text:p>
      <text:p text:style-name="P1"><text:s text:c="4"/>std::cout &lt;&lt; "Enter a double value: ";</text:p>
      <text:p text:style-name="P1"><text:s text:c="4"/>double a;</text:p>
      <text:p text:style-name="P1"><text:s text:c="4"/>std::cin &gt;&gt; a;</text:p>
      <text:p text:style-name="P1"><text:s text:c="4"/>return a;</text:p>
      <text:p text:style-name="P1">}</text:p>
      <text:p text:style-name="P1"><text:s/></text:p>
      <text:p text:style-name="P1">char getOperator()</text:p>
      <text:p text:style-name="P1">{</text:p>
      <text:p text:style-name="P1"><text:s text:c="4"/>std::cout &lt;&lt; "Enter one of the following: +, -, *, or /: ";</text:p>
      <text:p text:style-name="P1"><text:s text:c="4"/>char sm;</text:p>
      <text:p text:style-name="P1"><text:s text:c="4"/>std::cin &gt;&gt; sm;</text:p>
      <text:p text:style-name="P1"><text:s text:c="4"/>return sm;</text:p>
      <text:p text:style-name="P1">}</text:p>
      <text:p text:style-name="P1"><text:s/></text:p>
      <text:p text:style-name="P1">void printResult(double a, char sm, double b)</text:p>
      <text:p text:style-name="P1">{</text:p>
      <text:p text:style-name="P1"><text:s text:c="4"/>if (sm == '+')</text:p>
      <text:p text:style-name="P1"><text:s text:c="8"/>std::cout &lt;&lt; a &lt;&lt; " + " &lt;&lt; b &lt;&lt; " is " &lt;&lt; a + b &lt;&lt; '\n';</text:p>
      <text:p text:style-name="P1"><text:s text:c="4"/>else if (sm == '-')</text:p>
      <text:p text:style-name="P1"><text:s text:c="8"/>std::cout &lt;&lt; a &lt;&lt; " - " &lt;&lt; b &lt;&lt; " is " &lt;&lt; a - b &lt;&lt; '\n';</text:p>
      <text:p text:style-name="P1"><text:s text:c="4"/>else if (sm == '*')</text:p>
      <text:p text:style-name="P1"><text:s text:c="8"/>std::cout &lt;&lt; a &lt;&lt; " * " &lt;&lt; b &lt;&lt; " is " &lt;&lt; a * b &lt;&lt; '\n';</text:p>
      <text:p text:style-name="P1"><text:s text:c="4"/>else if (sm == '/')</text:p>
      <text:p text:style-name="P1"><text:s text:c="8"/>std::cout &lt;&lt; a &lt;&lt; " / " &lt;&lt; b &lt;&lt; " is " &lt;&lt; a / b &lt;&lt; '\n';</text:p>
      <text:p text:style-name="P1">}</text:p>
      <text:p text:style-name="P1"><text:s/></text:p>
      <text:p text:style-name="P1">int main()</text:p>
      <text:p text:style-name="P1">{</text:p>
      <text:p text:style-name="P1"><text:s text:c="4"/>double a = getValue();</text:p>
      <text:p text:style-name="P1"><text:s text:c="4"/>char sm = getOperator();</text:p>
      <text:p text:style-name="P1"><text:s text:c="4"/>double b = getValue();</text:p>
      <text:p text:style-name="P1"><text:s/></text:p>
      <text:p text:style-name="P1"><text:s text:c="4"/>printResult(a, sm, b);</text:p>
      <text:p text:style-name="P1"><text:s/></text:p>
      <text:p text:style-name="P1"><text:s text:c="4"/>return 0;</text:p>
      <text:p text:style-name="P1">}</text:p>
      <text:p text:style-name="P7"/>
      <text:p text:style-name="P7">Здесь мы просим пользователя ввести два числа и арифметический оператор. Результат выполнения программы:</text:p>
      <text:p text:style-name="P7"/>
      <text:p text:style-name="P1">Enter a double value: 4</text:p>
      <text:p text:style-name="P1">Enter one of the following: +, -, *, or /: *</text:p>
      <text:p text:style-name="P1">Enter a double value: 5</text:p>
      <text:p text:style-name="P1">4 * 5 is 20</text:p>
      <text:p text:style-name="P7"/>
      <text:h text:style-name="Heading_20_3" text:outline-level="3">Основные типы некорректного пользовательского ввода</text:h>
      <text:p text:style-name="P7"/>
      <text:list xml:id="list3637617625" text:style-name="L7">
        <text:list-item>
          <text:p text:style-name="P16">Извлечение выполняется успешно, но значения бесполезны для программы (например, вместо математического оператора введен символ k).</text:p>
        </text:list-item>
        <text:list-item>
          <text:p text:style-name="P16"><text:soft-page-break/>Извлечение выполняется успешно, но пользователь вводит лишний текст (например, *q hello вместо одного символа математического оператора).</text:p>
        </text:list-item>
        <text:list-item>
          <text:p text:style-name="P16">Извлечение не выполняется (например, вместо числового значения ввели символ q).</text:p>
        </text:list-item>
        <text:list-item>
          <text:p text:style-name="P16">Извлечение выполняется успешно, но пользователь ввел слишком большое числовое значение.</text:p>
        </text:list-item>
      </text:list>
      <text:p text:style-name="P7"/>
      <text:h text:style-name="Heading_20_4" text:outline-level="4">Ошибка №1: Извлечение выполняется успешно, но данные бесполезны</text:h>
      <text:p text:style-name="P7"/>
      <text:p text:style-name="P7">Это самый простой случай. Рассмотрим следующий фрагмент выполнения программы, приведенной выше:</text:p>
      <text:p text:style-name="P1">Enter a double value: 4</text:p>
      <text:p text:style-name="P1">Enter one of the following: +, -, *, or /: k</text:p>
      <text:p text:style-name="P1">Enter a double value: 5</text:p>
      <text:p text:style-name="P7"/>
      <text:p text:style-name="P7">Здесь мы просим пользователя ввести один из 4-х арифметических операторов, но он вводит k. Символ k является допустимым символом, поэтому std::cin извлекает его в переменную sm, и всё это добро возвращается обратно в функцию main(). Но в программе не предусмотрен случай обработки подобного ввода, поэтому мы получаем сбой, и в результате ничего не выводится.</text:p>
      <text:p text:style-name="P7">Решение простое: выполнить проверку пользовательского ввода. Обычно она состоит из 3-х шагов:</text:p>
      <text:list xml:id="list2979834566" text:style-name="L8">
        <text:list-item>
          <text:p text:style-name="P17">Проверить пользовательский ввод на ожидаемые значения.</text:p>
        </text:list-item>
        <text:list-item>
          <text:p text:style-name="P17">Если ввод совпадает с ожидаемым, то значения благополучно возвращаются.</text:p>
        </text:list-item>
        <text:list-item>
          <text:p text:style-name="P17">Если нет, то сообщаем пользователю что что-то пошло не так, и просим повторить ввод снова.</text:p>
        </text:list-item>
      </text:list>
      <text:p text:style-name="P7">Вот обновленная функция getOperator() с проверкой пользовательского ввода:</text:p>
      <text:p text:style-name="P7"/>
      <text:p text:style-name="P1">char getOperator()</text:p>
      <text:p text:style-name="P1">{</text:p>
      <text:p text:style-name="P1"><text:s text:c="4"/>while (true) // цикл продолжается до тех пор, пока пользователь не введет корректное значение</text:p>
      <text:p text:style-name="P1"><text:s text:c="4"/>{</text:p>
      <text:p text:style-name="P1"><text:s text:c="8"/>std::cout &lt;&lt; "Enter one of the following: +, -, *, or /: ";</text:p>
      <text:p text:style-name="P1"><text:s text:c="8"/>char sm;</text:p>
      <text:p text:style-name="P1"><text:s text:c="8"/>std::cin &gt;&gt; sm;</text:p>
      <text:p text:style-name="P1"><text:s/></text:p>
      <text:p text:style-name="P1"><text:s text:c="8"/>// Выполняем проверку значений</text:p>
      <text:p text:style-name="P1"><text:s text:c="8"/>if (sm == '+' || sm == '-' || sm == '*' || sm == '/') <text:s text:c="3"/></text:p>
      <text:p text:style-name="P1"><text:s text:c="12"/>return sm; // возвращаем данные в функцию main() </text:p>
      <text:p text:style-name="P1"><text:s text:c="8"/>else // в противном случае, сообщаем пользователю, что что-то пошло не так</text:p>
      <text:p text:style-name="P1"><text:s text:c="12"/>std::cout &lt;&lt; "Oops, that input is invalid. <text:s/>Please try again.\n";</text:p>
      <text:p text:style-name="P1"><text:s text:c="8"/>} </text:p>
      <text:p text:style-name="P1">}</text:p>
      <text:p text:style-name="P7"/>
      <text:p text:style-name="P7">Мы используем цикл while для гарантии корректного ввода. Если пользователь введет один из ожидаемых символов, то всё хорошо — символ возвратится обратно в функцию main(), если нет — пользователю выведется просьба повторить ввод снова. И вводить данные он будет до тех пор, пока не введет корректное значение, не закроет программу или не уничтожит свой компьютер.</text:p>
      <text:p text:style-name="P7"/>
      <text:h text:style-name="Heading_20_4" text:outline-level="4"><text:soft-page-break/>Ошибка №2: Извлечение выполняется успешно, но пользователь вводит лишний текст</text:h>
      <text:p text:style-name="P7"/>
      <text:p text:style-name="P7">Рассмотрим следующее выполнение программы «Калькулятор»:</text:p>
      <text:p text:style-name="P7"/>
      <text:p text:style-name="P1">Enter a double value: 4*5</text:p>
      <text:p text:style-name="P7"/>
      <text:p text:style-name="P7">Как вы думаете, что произойдет дальше?</text:p>
      <text:p text:style-name="P7"/>
      <text:p text:style-name="P1">Enter a double value: 4*5</text:p>
      <text:p text:style-name="P1">Enter one of the following: +, -, *, or /: Enter a double value: 4 * 5 is 20</text:p>
      <text:p text:style-name="P7"/>
      <text:p text:style-name="P7">Программа выведет верный результат, но её порядок выполнения неправильный. Почему? Сейчас разберемся.</text:p>
      <text:p text:style-name="P7">Когда пользователь вводит 4*5, то эти данные поступают в буфер. Затем оператор &gt;&gt; извлекает 4 в переменную a, оставляя *5\n в буфере. Затем программа выводит Enter one of the following: +, -, *, or /:. Однако, когда вызывается оператор извлечения, он видит, что в буфере находится *5\n, поэтому он использует эти данные вместо того, чтобы запрашивать их у пользователя еще раз. Следовательно, извлекается символ *, а 5\n остается во входном буфере.</text:p>
      <text:p text:style-name="P7">После того, как пользователя просят ввести другое число, 5 извлекается из буфера, не дожидаясь ответа от пользователя. Поскольку у пользователя не было возможности ввести другие значения и нажать Enter (вставляя символ новой строки), то всё происходит на одной строке.</text:p>
      <text:p text:style-name="P7">Хотя результат программы правильный, но её выполнение — нет. Согласитесь, что с наличием возможности просто проигнорировать лишние символы было бы намного лучше. К счастью, это можно сделать следующим образом:</text:p>
      <text:p text:style-name="P7"/>
      <text:p text:style-name="P2">std::cin.ignore(32767, '\n'); // удаляем до 32767 символов из входного буфера вплоть до появления символа '\n' (который мы также удаляем)</text:p>
      <text:p text:style-name="P7"/>
      <text:p text:style-name="P7">Поскольку последний символ, введенный пользователем, должен быть \n (так как пользователь в конце ввода нажимает Enter), то мы можем сообщить std::cin игнорировать все символы в буфере до тех пор, пока не будет найден символ новой строки (который мы также удаляем). Таким образом, всё лишнее будет успешно проигнорировано.</text:p>
      <text:p text:style-name="P7">Обновим нашу функцию getDouble(), добавив эту строчку:</text:p>
      <text:p text:style-name="P7"/>
      <text:p text:style-name="P1">double getValue()</text:p>
      <text:p text:style-name="P1">{</text:p>
      <text:p text:style-name="P1"><text:s text:c="4"/>std::cout &lt;&lt; "Enter a double value: ";</text:p>
      <text:p text:style-name="P1"><text:s text:c="4"/>double a;</text:p>
      <text:p text:style-name="P1"><text:s text:c="4"/>std::cin &gt;&gt; a;</text:p>
      <text:p text:style-name="P1"><text:s text:c="4"/>std::cin.ignore(32767, '\n'); // удаляем до 32767 символов из входного буфера вплоть до появления символа '\n' (который мы также удаляем)</text:p>
      <text:p text:style-name="P1"><text:s text:c="4"/>return a;</text:p>
      <text:p text:style-name="P1">}</text:p>
      <text:p text:style-name="P7"/>
      <text:p text:style-name="P7">Теперь наша программа будет работать так, как надо, даже если мы введем 4*5 в первой строке. Число 4 будет извлечено в переменную, а все остальные символы будут удалены из входного буфера. Поскольку входной буфер теперь пуст, то при последующем выполнении операции извлечения всё пройдет гладко и порядок выполнения программы не будет нарушен.</text:p>
      <text:p text:style-name="P7"><text:soft-page-break/></text:p>
      <text:h text:style-name="Heading_20_4" text:outline-level="4">Ошибка №3: Извлечение не выполняется</text:h>
      <text:p text:style-name="P7"/>
      <text:p text:style-name="P7">Рассмотрим следующее выполнение программы «Калькулятор»:</text:p>
      <text:p text:style-name="P7"/>
      <text:p text:style-name="P1">Enter a double value: a</text:p>
      <text:p text:style-name="P7"/>
      <text:p text:style-name="P7">Теперь уже не удивительно, что программа работает не так, как надо, но её дальнейший ход выполнения — вот что интересно:</text:p>
      <text:p text:style-name="P7"/>
      <text:p text:style-name="P1">Enter a double value: a</text:p>
      <text:p text:style-name="P1">Enter one of the following: +, -, *, or /: Enter a double value:</text:p>
      <text:p text:style-name="P7"/>
      <text:p text:style-name="P7">И программа внезапно обрывается.</text:p>
      <text:p text:style-name="P7">Этот случай похож на ошибку №2, но все же несколько отличается. Давайте рассмотрим детально, что здесь происходит.</text:p>
      <text:p text:style-name="P7">Когда пользователь вводит a, то этот символ помещается в буфер. Затем оператор &gt;&gt; пытается извлечь a в переменную a типа double. Поскольку a нельзя конвертировать в тип double, то оператор &gt;&gt; не может выполнить извлечение. На этом этапе случаются две вещи: a остается в буфере, а std::cin переходит в «режим отказа». Как только установлен этот режим, то все последующие запросы на извлечение данных будут проигнорированы.</text:p>
      <text:p text:style-name="P7">К счастью, мы можем определить, удачно ли прошло извлечение или нет. Если нет, то мы можем исправить ситуацию следующим образом:</text:p>
      <text:p text:style-name="P7"/>
      <text:p text:style-name="P1">if (std::cin.fail()) // если предыдущее извлечение было неудачным,</text:p>
      <text:p text:style-name="P1">{</text:p>
      <text:p text:style-name="P1"><text:s text:c="4"/>std::cin.clear(); // то возвращаем cin в 'обычный' режим работы</text:p>
      <text:p text:style-name="P1"><text:s text:c="4"/>std::cin.ignore(32767,'\n'); // и удаляем значения предыдущего ввода из входного буфера</text:p>
      <text:p text:style-name="P1">}</text:p>
      <text:p text:style-name="P7"/>
      <text:p text:style-name="P7">Вот так! Теперь давайте интегрируем это в нашу функцию getValue():</text:p>
      <text:p text:style-name="P7"/>
      <text:p text:style-name="P1">double getValue()</text:p>
      <text:p text:style-name="P1">{</text:p>
      <text:p text:style-name="P1"><text:s text:c="4"/>while (true) // цикл продолжается до тех пор, пока пользователь не введет корректное значение</text:p>
      <text:p text:style-name="P1"><text:s text:c="4"/>{</text:p>
      <text:p text:style-name="P1"><text:s text:c="8"/>std::cout &lt;&lt; "Enter a double value: ";</text:p>
      <text:p text:style-name="P1"><text:s text:c="8"/>double a;</text:p>
      <text:p text:style-name="P1"><text:s text:c="8"/>std::cin &gt;&gt; a;</text:p>
      <text:p text:style-name="P1"><text:s/></text:p>
      <text:p text:style-name="P1"><text:s text:c="8"/>if (std::cin.fail()) // если предыдущее извлечение оказалось неудачным,</text:p>
      <text:p text:style-name="P1"><text:s text:c="8"/>{</text:p>
      <text:p text:style-name="P1"><text:s text:c="12"/>std::cin.clear(); // то возвращаем cin в 'обычный' режим работы</text:p>
      <text:p text:style-name="P1"><text:s text:c="12"/>std::cin.ignore(32767,'\n'); // и удаляем значения предыдущего ввода из входного буфера</text:p>
      <text:p text:style-name="P1"><text:s text:c="8"/>}</text:p>
      <text:p text:style-name="P1"><text:s text:c="8"/>else // если всё хорошо, то возвращаем a</text:p>
      <text:p text:style-name="P1"><text:s text:c="12"/>return a;</text:p>
      <text:p text:style-name="P1"><text:s text:c="4"/>}</text:p>
      <text:p text:style-name="P1"><text:soft-page-break/>}</text:p>
      <text:p text:style-name="P7"/>
      <text:h text:style-name="Heading_20_4" text:outline-level="4">Ошибка №4: Извлечение выполняется успешно, но пользователь ввел слишком большое числовое значение</text:h>
      <text:p text:style-name="P7"/>
      <text:p text:style-name="P7">Рассмотрим следующий код:</text:p>
      <text:p text:style-name="P7"/>
      <text:p text:style-name="P1">#include &lt;iostream&gt; </text:p>
      <text:p text:style-name="P1">#include &lt;cstdint&gt;</text:p>
      <text:p text:style-name="P1"><text:s/></text:p>
      <text:p text:style-name="P1">int main()</text:p>
      <text:p text:style-name="P1">{</text:p>
      <text:p text:style-name="P1"><text:s text:c="4"/>std::int16_t x { 0 }; // переменная x занимает 16 бит, её диапазон значений: от -32768 до 32767</text:p>
      <text:p text:style-name="P1"><text:s text:c="4"/>std::cout &lt;&lt; "Enter a number between -32768 and 32767: ";</text:p>
      <text:p text:style-name="P1"><text:s text:c="4"/>std::cin &gt;&gt; x;</text:p>
      <text:p text:style-name="P1"><text:s/></text:p>
      <text:p text:style-name="P1"><text:s text:c="4"/>std::int16_t y { 0 }; // переменная y занимает 16 бит, её диапазон значений: от -32768 до 32767</text:p>
      <text:p text:style-name="P1"><text:s text:c="4"/>std::cout &lt;&lt; "Enter another number between -32768 and 32767: ";</text:p>
      <text:p text:style-name="P1"><text:s text:c="4"/>std::cin &gt;&gt; y;</text:p>
      <text:p text:style-name="P1"><text:s/></text:p>
      <text:p text:style-name="P1"><text:s text:c="4"/>std::cout &lt;&lt; "The sum is: " &lt;&lt; x + y &lt;&lt; '\n';</text:p>
      <text:p text:style-name="P1"><text:s text:c="4"/>return 0;</text:p>
      <text:p text:style-name="P1">}</text:p>
      <text:p text:style-name="P7"/>
      <text:p text:style-name="P7">Что случится, если пользователь введет слишком большое число (например, 40000)?</text:p>
      <text:p text:style-name="P7"/>
      <text:p text:style-name="P1">Enter a number between -32768 and 32767: 40000</text:p>
      <text:p text:style-name="P1">Enter another number between -32768 and 32767: The sum is: 32767</text:p>
      <text:p text:style-name="P7"/>
      <text:p text:style-name="P7">В вышеприведенном примере std::cin немедленно перейдет в «режим отказа», и значение не будет присвоено переменной x. Следовательно, переменной x присваивается максимально возможное значение типа данных (в этом случае, 32767). Все следующие данные ввода будут проигнорированы, а y останется с инициализированным значением 0. Решение такое же, как и в случае с неудачным извлечением (см. ошибка №3).</text:p>
      <text:p text:style-name="P7"/>
      <text:h text:style-name="Heading_20_3" text:outline-level="3">Объединяем всё вместе</text:h>
      <text:p text:style-name="P7"/>
      <text:p text:style-name="P7">Вот программа «Калькулятор», но уже с полным механизмом обработки/проверки ошибок:</text:p>
      <text:p text:style-name="P7"/>
      <text:p text:style-name="P1">#include &lt;iostream&gt;</text:p>
      <text:p text:style-name="P1"><text:s/></text:p>
      <text:p text:style-name="P1">double getValue()</text:p>
      <text:p text:style-name="P1">{</text:p>
      <text:p text:style-name="P1"><text:s text:c="4"/>while (true) // цикл продолжается до тех пор, пока пользователь не введет корректное значение</text:p>
      <text:p text:style-name="P1"><text:s text:c="4"/>{</text:p>
      <text:p text:style-name="P1"><text:s text:c="8"/>std::cout &lt;&lt; "Enter a double value: ";</text:p>
      <text:p text:style-name="P1"><text:s text:c="8"/>double a;</text:p>
      <text:p text:style-name="P1"><text:soft-page-break/><text:s text:c="8"/>std::cin &gt;&gt; a;</text:p>
      <text:p text:style-name="P1"><text:s/></text:p>
      <text:p text:style-name="P1"><text:s text:c="8"/>// Проверка на предыдущее извлечение</text:p>
      <text:p text:style-name="P1"><text:s text:c="8"/>if (std::cin.fail()) // если предыдущее извлечение оказалось неудачным,</text:p>
      <text:p text:style-name="P1"><text:s text:c="8"/>{</text:p>
      <text:p text:style-name="P1"><text:s text:c="12"/>std::cin.clear(); // то возвращаем cin в 'обычный' режим работы</text:p>
      <text:p text:style-name="P1"><text:s text:c="12"/>std::cin.ignore(32767,'\n'); // и удаляем значения предыдущего ввода из входного буфера</text:p>
      <text:p text:style-name="P1"><text:s text:c="12"/>std::cout &lt;&lt; "Oops, that input is invalid. <text:s/>Please try again.\n";</text:p>
      <text:p text:style-name="P1"><text:s text:c="8"/>}</text:p>
      <text:p text:style-name="P1"><text:s text:c="8"/>else</text:p>
      <text:p text:style-name="P1"><text:s text:c="8"/>{</text:p>
      <text:p text:style-name="P1"><text:s text:c="12"/>std::cin.ignore(32767,'\n'); // удаляем лишние значения</text:p>
      <text:p text:style-name="P1"><text:s/></text:p>
      <text:p text:style-name="P1"><text:s text:c="12"/>return a;</text:p>
      <text:p text:style-name="P1"><text:s text:c="8"/>}</text:p>
      <text:p text:style-name="P1"><text:s text:c="4"/>}</text:p>
      <text:p text:style-name="P1">}</text:p>
      <text:p text:style-name="P1"><text:s/></text:p>
      <text:p text:style-name="P1">char getOperator()</text:p>
      <text:p text:style-name="P1">{</text:p>
      <text:p text:style-name="P1"><text:s text:c="4"/>while (true) // цикл продолжается до тех пор, пока пользователь не введет корректное значение</text:p>
      <text:p text:style-name="P1"><text:s text:c="4"/>{</text:p>
      <text:p text:style-name="P1"><text:s text:c="8"/>std::cout &lt;&lt; "Enter one of the following: +, -, *, or /: ";</text:p>
      <text:p text:style-name="P1"><text:s text:c="8"/>char sm;</text:p>
      <text:p text:style-name="P1"><text:s text:c="8"/>std::cin &gt;&gt; sm;</text:p>
      <text:p text:style-name="P1"><text:s/></text:p>
      <text:p text:style-name="P1"><text:s text:c="8"/>// Переменные типа char могут принимать любые символы из пользовательского ввода, поэтому нам не стоит беспокоиться по поводу возникновения неудачного извлечения</text:p>
      <text:p text:style-name="P1"><text:s/></text:p>
      <text:p text:style-name="P1"><text:s text:c="8"/>std::cin.ignore(32767,'\n'); // удаляем лишний балласт</text:p>
      <text:p text:style-name="P1"><text:s/></text:p>
      <text:p text:style-name="P1"><text:s text:c="8"/>// Выполняем проверку пользовательского ввода</text:p>
      <text:p text:style-name="P1"><text:s text:c="8"/>if (sm == '+' || sm == '-' || sm == '*' || sm == '/') <text:s text:c="3"/></text:p>
      <text:p text:style-name="P1"><text:s text:c="12"/>return sm; // возвращаем обратно в caller</text:p>
      <text:p text:style-name="P1"><text:s text:c="8"/>else // в противном случае, сообщаем пользователю что что-то пошло не так</text:p>
      <text:p text:style-name="P1"><text:s text:c="12"/>std::cout &lt;&lt; "Oops, that input is invalid. <text:s/>Please try again.\n";</text:p>
      <text:p text:style-name="P1"><text:s text:c="8"/>} </text:p>
      <text:p text:style-name="P1">}</text:p>
      <text:p text:style-name="P1"><text:s/></text:p>
      <text:p text:style-name="P1">void printResult(double a, char sm, double b)</text:p>
      <text:p text:style-name="P1">{</text:p>
      <text:p text:style-name="P1"><text:s text:c="4"/>if (sm == '+')</text:p>
      <text:p text:style-name="P1"><text:s text:c="8"/>std::cout &lt;&lt; a &lt;&lt; " + " &lt;&lt; b &lt;&lt; " is " &lt;&lt; a + b &lt;&lt; '\n';</text:p>
      <text:p text:style-name="P1"><text:s text:c="4"/>else if (sm == '-')</text:p>
      <text:p text:style-name="P1"><text:s text:c="8"/>std::cout &lt;&lt; a &lt;&lt; " - " &lt;&lt; b &lt;&lt; " is " &lt;&lt; a - b &lt;&lt; '\n';</text:p>
      <text:p text:style-name="P1"><text:s text:c="4"/>else if (sm == '*')</text:p>
      <text:p text:style-name="P1"><text:s text:c="8"/>std::cout &lt;&lt; a &lt;&lt; " * " &lt;&lt; b &lt;&lt; " is " &lt;&lt; a * b &lt;&lt; '\n';</text:p>
      <text:p text:style-name="P1"><text:s text:c="4"/>else if (sm == '/')</text:p>
      <text:p text:style-name="P1"><text:s text:c="8"/>std::cout &lt;&lt; a &lt;&lt; " / " &lt;&lt; b &lt;&lt; " is " &lt;&lt; a / b &lt;&lt; '\n';</text:p>
      <text:p text:style-name="P1"><text:soft-page-break/><text:s text:c="4"/>else </text:p>
      <text:p text:style-name="P1"><text:s text:c="8"/>std::cout &lt;&lt; "Something went wrong: printResult() got an invalid operator.";</text:p>
      <text:p text:style-name="P1"><text:s/></text:p>
      <text:p text:style-name="P1">}</text:p>
      <text:p text:style-name="P1"><text:s/></text:p>
      <text:p text:style-name="P1">int main()</text:p>
      <text:p text:style-name="P1">{</text:p>
      <text:p text:style-name="P1"><text:s text:c="4"/>double a = getValue();</text:p>
      <text:p text:style-name="P1"><text:s text:c="4"/>char sm = getOperator();</text:p>
      <text:p text:style-name="P1"><text:s text:c="4"/>double b = getValue();</text:p>
      <text:p text:style-name="P1"><text:s/></text:p>
      <text:p text:style-name="P1"><text:s text:c="4"/>printResult(a, sm, b);</text:p>
      <text:p text:style-name="P1"><text:s/></text:p>
      <text:p text:style-name="P1"><text:s text:c="4"/>return 0;</text:p>
      <text:p text:style-name="P1">}</text:p>
      <text:p text:style-name="P7"/>
      <text:h text:style-name="P21" text:outline-level="3">Резюме</text:h>
      <text:p text:style-name="P7"/>
      <text:p text:style-name="P7">При написании программ, всегда думайте о том, как пользователи могут злоупотребить ими или использовать не по назначению, особенно то, что касается ввода данных. Подумайте:</text:p>
      <text:p text:style-name="P7"/>
      <text:list xml:id="list206461056" text:style-name="L9">
        <text:list-item>
          <text:p text:style-name="P18">Может ли извлечение не выполниться?</text:p>
        </text:list-item>
        <text:list-item>
          <text:p text:style-name="P18">Может ли пользователь ввести значение больше ожидаемого?</text:p>
        </text:list-item>
        <text:list-item>
          <text:p text:style-name="P18">Может ли пользователь ввести бессмысленные значения?</text:p>
        </text:list-item>
        <text:list-item>
          <text:p text:style-name="P18">Может ли ввод пользователя привести к переполнению переменных?</text:p>
        </text:list-item>
      </text:list>
      <text:p text:style-name="P7"/>
      <text:p text:style-name="P7">Используйте ветвление if и логические переменные для проверки пользовательского ввода.</text:p>
      <text:p text:style-name="P7">Следующий код осуществляет проверку пользовательского ввода и исправляет проблемы с переполнением или неудачным извлечением данных:</text:p>
      <text:p text:style-name="P7"/>
      <text:p text:style-name="P1">if (std::cin.fail()) // если предыдущее извлечение не выполнилось или произошло переполнение,</text:p>
      <text:p text:style-name="P1">{</text:p>
      <text:p text:style-name="P1"><text:s text:c="4"/>std::cin.clear(); // то возвращаем cin в 'обычный' режим работы</text:p>
      <text:p text:style-name="P1"><text:s text:c="4"/>std::cin.ignore(32767,'\n'); // и удаляем значения предыдущего ввода из входного буфера</text:p>
      <text:p text:style-name="P1">}</text:p>
      <text:p text:style-name="P7"/>
      <text:p text:style-name="P7">Примечание: Проверка пользовательского ввода очень важна и полезна, но она, к сожалению, приводит к усложнению кода, что, в свою очередь, затрудняет его понимание. Поэтому <text:span text:style-name="T4">в дальнейшем</text:span> мы не будем её использовать, дабы всё оставалось максимально простым и доступны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00:14:15.960497773</meta:creation-date>
    <dc:date>2021-03-09T03:09:36.363531155</dc:date>
    <meta:editing-duration>P1DT18H50M53S</meta:editing-duration>
    <meta:editing-cycles>418</meta:editing-cycles>
    <meta:generator>LibreOffice/6.0.7.3$Linux_X86_64 LibreOffice_project/00m0$Build-3</meta:generator>
    <meta:document-statistic meta:table-count="0" meta:image-count="0" meta:object-count="0" meta:page-count="44" meta:paragraph-count="1490" meta:word-count="10623" meta:character-count="72069" meta:non-whitespace-character-count="58622"/>
  </office:meta>
</office:document-meta>
</file>